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1043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37">
            <text:p>13.7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48">
            <text:p>14.8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4">
            <text:p>24.0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3575">
            <text:p>13575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4109">
            <text:p>1410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4325">
            <text:p>1432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1-31">
            <text:p>2021-01-31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4 - 1.17)">
            <text:p>(0.94 - 1.17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12">
            <text:p>1.1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2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70.25">
            <text:p>-70.2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348393175957151">
            <text:p>-0.003483931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783002889129">
            <text:p>0.9878300289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15.75">
            <text:p>-15.7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0747792232456557">
            <text:p>-0.000747792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7383823205119">
            <text:p>0.9973838232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73">
            <text:p>73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office:value-type="float" office:value="0.00345072086977074">
            <text:p>0.0034507209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1210086169426">
            <text:p>1.0121008617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office:value-type="float" office:value="713">
            <text:p>713</text:p>
          </table:table-cell>
          <table:table-cell office:value-type="float" office:value="1033">
            <text:p>1033</text:p>
          </table:table-cell>
          <table:table-cell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61">
            <text:p>19761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70.875">
            <text:p>170.87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864708263751834">
            <text:p>0.0086470826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3041134242607">
            <text:p>1.0304113424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57">
            <text:p>105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5102">
            <text:p>1510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238.5">
            <text:p>238.5</text:p>
          </table:table-cell>
          <table:table-cell office:value-type="float" office:value="-133.375">
            <text:p>-133.375</text:p>
          </table:table-cell>
          <table:table-cell office:value-type="float" office:value="-141.625">
            <text:p>-141.625</text:p>
          </table:table-cell>
          <table:table-cell office:value-type="float" office:value="0.015792610250298">
            <text:p>0.0157926103</text:p>
          </table:table-cell>
          <table:table-cell office:value-type="float" office:value="-0.00673271075214538">
            <text:p>-0.0067327108</text:p>
          </table:table-cell>
          <table:table-cell office:value-type="float" office:value="-0.00525217875023178">
            <text:p>-0.0052521788</text:p>
          </table:table-cell>
          <table:table-cell office:value-type="float" office:value="1.05576297269154">
            <text:p>1.0557629727</text:p>
          </table:table-cell>
          <table:table-cell office:value-type="float" office:value="0.976524357979872">
            <text:p>0.976524358</text:p>
          </table:table-cell>
          <table:table-cell office:value-type="float" office:value="0.981671441722172">
            <text:p>0.98167144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66">
            <text:p>766</text:p>
          </table:table-cell>
          <table:table-cell office:value-type="float" office:value="14994">
            <text:p>14994</text:p>
          </table:table-cell>
          <table:table-cell office:value-type="float" office:value="19246">
            <text:p>19246</text:p>
          </table:table-cell>
          <table:table-cell office:value-type="float" office:value="28295">
            <text:p>28295</text:p>
          </table:table-cell>
          <table:table-cell office:value-type="float" office:value="-78.5">
            <text:p>-78.5</text:p>
          </table:table-cell>
          <table:table-cell office:value-type="float" office:value="-63.25">
            <text:p>-63.25</text:p>
          </table:table-cell>
          <table:table-cell office:value-type="float" office:value="-35">
            <text:p>-35</text:p>
          </table:table-cell>
          <table:table-cell office:value-type="float" office:value="-0.00523542750433507">
            <text:p>-0.0052354275</text:p>
          </table:table-cell>
          <table:table-cell office:value-type="float" office:value="-0.00328639717343864">
            <text:p>-0.0032863972</text:p>
          </table:table-cell>
          <table:table-cell office:value-type="float" office:value="-0.00123696766213112">
            <text:p>-0.0012369677</text:p>
          </table:table-cell>
          <table:table-cell office:value-type="float" office:value="0.981729726749087">
            <text:p>0.9817297267</text:p>
          </table:table-cell>
          <table:table-cell office:value-type="float" office:value="0.988518778689473">
            <text:p>0.9885187787</text:p>
          </table:table-cell>
          <table:table-cell office:value-type="float" office:value="0.995673612156976">
            <text:p>0.99567361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1154">
            <text:p>115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9228">
            <text:p>19228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353.25">
            <text:p>353.25</text:p>
          </table:table-cell>
          <table:table-cell office:value-type="float" office:value="108.375">
            <text:p>108.375</text:p>
          </table:table-cell>
          <table:table-cell office:value-type="float" office:value="-0.00505993150684932">
            <text:p>-0.0050599315</text:p>
          </table:table-cell>
          <table:table-cell office:value-type="float" office:value="0.0183716455169544">
            <text:p>0.0183716455</text:p>
          </table:table-cell>
          <table:table-cell office:value-type="float" office:value="0.00379956526312099">
            <text:p>0.0037995653</text:p>
          </table:table-cell>
          <table:table-cell office:value-type="float" office:value="0.982340421423461">
            <text:p>0.9823404214</text:p>
          </table:table-cell>
          <table:table-cell office:value-type="float" office:value="1.06496229333298">
            <text:p>1.0649622933</text:p>
          </table:table-cell>
          <table:table-cell office:value-type="float" office:value="1.01332677434545">
            <text:p>1.01332677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office:value-type="float" office:value="579">
            <text:p>579</text:p>
          </table:table-cell>
          <table:table-cell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642">
            <text:p>19642</text:p>
          </table:table-cell>
          <table:table-cell office:value-type="float" office:value="26880">
            <text:p>26880</text:p>
          </table:table-cell>
          <table:table-cell office:value-type="float" office:value="-131">
            <text:p>-131</text:p>
          </table:table-cell>
          <table:table-cell office:value-type="float" office:value="146.875">
            <text:p>146.875</text:p>
          </table:table-cell>
          <table:table-cell office:value-type="float" office:value="610.75">
            <text:p>610.75</text:p>
          </table:table-cell>
          <table:table-cell office:value-type="float" office:value="-0.00880139747379737">
            <text:p>-0.0088013975</text:p>
          </table:table-cell>
          <table:table-cell office:value-type="float" office:value="0.0074775990225028">
            <text:p>0.007477599</text:p>
          </table:table-cell>
          <table:table-cell office:value-type="float" office:value="0.0227213541666667">
            <text:p>0.0227213542</text:p>
          </table:table-cell>
          <table:table-cell office:value-type="float" office:value="0.969346939452793">
            <text:p>0.9693469395</text:p>
          </table:table-cell>
          <table:table-cell office:value-type="float" office:value="1.02628118897356">
            <text:p>1.026281189</text:p>
          </table:table-cell>
          <table:table-cell office:value-type="float" office:value="1.08053660905626">
            <text:p>1.0805366091</text:p>
          </table:table-cell>
          <table:table-cell table:number-columns-repeated="2" office:value-type="float" office:value="0">
            <text:p>0</text:p>
          </table:table-cell>
          <table:table-cell office:value-type="float" office:value="30.8516961773454">
            <text:p>30.8516961773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14985">
            <text:p>14985</text:p>
          </table:table-cell>
          <table:table-cell office:value-type="float" office:value="19948">
            <text:p>19948</text:p>
          </table:table-cell>
          <table:table-cell office:value-type="float" office:value="29767">
            <text:p>29767</text:p>
          </table:table-cell>
          <table:table-cell office:value-type="float" office:value="231.25">
            <text:p>231.25</text:p>
          </table:table-cell>
          <table:table-cell office:value-type="float" office:value="-59.75">
            <text:p>-59.75</text:p>
          </table:table-cell>
          <table:table-cell office:value-type="float" office:value="333.5">
            <text:p>333.5</text:p>
          </table:table-cell>
          <table:table-cell office:value-type="float" office:value="0.0154320987654321">
            <text:p>0.0154320988</text:p>
          </table:table-cell>
          <table:table-cell office:value-type="float" office:value="-0.00299528774814518">
            <text:p>-0.0029952877</text:p>
          </table:table-cell>
          <table:table-cell office:value-type="float" office:value="0.0112036819296536">
            <text:p>0.0112036819</text:p>
          </table:table-cell>
          <table:table-cell office:value-type="float" office:value="1.05447911903673">
            <text:p>1.054479119</text:p>
          </table:table-cell>
          <table:table-cell office:value-type="float" office:value="0.989534077508933">
            <text:p>0.9895340775</text:p>
          </table:table-cell>
          <table:table-cell office:value-type="float" office:value="1.0394589108318">
            <text:p>1.03945891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49">
            <text:p>649</text:p>
          </table:table-cell>
          <table:table-cell office:value-type="float" office:value="15100">
            <text:p>15100</text:p>
          </table:table-cell>
          <table:table-cell office:value-type="float" office:value="21308">
            <text:p>21308</text:p>
          </table:table-cell>
          <table:table-cell office:value-type="float" office:value="31657">
            <text:p>31657</text:p>
          </table:table-cell>
          <table:table-cell office:value-type="float" office:value="193">
            <text:p>193</text:p>
          </table:table-cell>
          <table:table-cell office:value-type="float" office:value="40.375">
            <text:p>40.375</text:p>
          </table:table-cell>
          <table:table-cell office:value-type="float" office:value="-11.625">
            <text:p>-11.625</text:p>
          </table:table-cell>
          <table:table-cell office:value-type="float" office:value="0.0127814569536424">
            <text:p>0.012781457</text:p>
          </table:table-cell>
          <table:table-cell office:value-type="float" office:value="0.00189482823352731">
            <text:p>0.0018948282</text:p>
          </table:table-cell>
          <table:table-cell office:value-type="float" office:value="-0.000367217361089175">
            <text:p>-0.0003672174</text:p>
          </table:table-cell>
          <table:table-cell office:value-type="float" office:value="1.04505529599579">
            <text:p>1.045055296</text:p>
          </table:table-cell>
          <table:table-cell office:value-type="float" office:value="1.00663893595045">
            <text:p>1.006638936</text:p>
          </table:table-cell>
          <table:table-cell office:value-type="float" office:value="0.998715003539425">
            <text:p>0.99871500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322">
            <text:p>15322</text:p>
          </table:table-cell>
          <table:table-cell office:value-type="float" office:value="21156">
            <text:p>21156</text:p>
          </table:table-cell>
          <table:table-cell office:value-type="float" office:value="32557">
            <text:p>32557</text:p>
          </table:table-cell>
          <table:table-cell office:value-type="float" office:value="325.5">
            <text:p>325.5</text:p>
          </table:table-cell>
          <table:table-cell office:value-type="float" office:value="150.5">
            <text:p>150.5</text:p>
          </table:table-cell>
          <table:table-cell office:value-type="float" office:value="-225.75">
            <text:p>-225.75</text:p>
          </table:table-cell>
          <table:table-cell office:value-type="float" office:value="0.0212439629291215">
            <text:p>0.0212439629</text:p>
          </table:table-cell>
          <table:table-cell office:value-type="float" office:value="0.00711382113821138">
            <text:p>0.0071138211</text:p>
          </table:table-cell>
          <table:table-cell office:value-type="float" office:value="-0.00693399268974414">
            <text:p>-0.0069339927</text:p>
          </table:table-cell>
          <table:table-cell office:value-type="float" office:value="1.07523842993536">
            <text:p>1.0752384299</text:p>
          </table:table-cell>
          <table:table-cell office:value-type="float" office:value="1.02499756262807">
            <text:p>1.0249975626</text:p>
          </table:table-cell>
          <table:table-cell office:value-type="float" office:value="0.975825262884954">
            <text:p>0.9758252629</text:p>
          </table:table-cell>
          <table:table-cell office:value-type="float" office:value="32.9733197226468">
            <text:p>32.97331972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1209">
            <text:p>1209</text:p>
          </table:table-cell>
          <table:table-cell office:value-type="float" office:value="818">
            <text:p>818</text:p>
          </table:table-cell>
          <table:table-cell office:value-type="float" office:value="15460">
            <text:p>15460</text:p>
          </table:table-cell>
          <table:table-cell office:value-type="float" office:value="20000">
            <text:p>20000</text:p>
          </table:table-cell>
          <table:table-cell office:value-type="float" office:value="31266">
            <text:p>31266</text:p>
          </table:table-cell>
          <table:table-cell office:value-type="float" office:value="103.125">
            <text:p>103.125</text:p>
          </table:table-cell>
          <table:table-cell office:value-type="float" office:value="483.875">
            <text:p>483.875</text:p>
          </table:table-cell>
          <table:table-cell office:value-type="float" office:value="-727.25">
            <text:p>-727.25</text:p>
          </table:table-cell>
          <table:table-cell office:value-type="float" office:value="0.00667043984476067">
            <text:p>0.0066704398</text:p>
          </table:table-cell>
          <table:table-cell office:value-type="float" office:value="0.02419375">
            <text:p>0.02419375</text:p>
          </table:table-cell>
          <table:table-cell office:value-type="float" office:value="-0.0232600908334933">
            <text:p>-0.0232600908</text:p>
          </table:table-cell>
          <table:table-cell office:value-type="float" office:value="1.0234337492014">
            <text:p>1.0234337492</text:p>
          </table:table-cell>
          <table:table-cell office:value-type="float" office:value="1.08582538657656">
            <text:p>1.0858253866</text:p>
          </table:table-cell>
          <table:table-cell office:value-type="float" office:value="0.919650104460915">
            <text:p>0.9196501045</text:p>
          </table:table-cell>
          <table:table-cell office:value-type="float" office:value="0">
            <text:p>0</text:p>
          </table:table-cell>
          <table:table-cell office:value-type="float" office:value="28.9950374694683">
            <text:p>28.9950374695</text:p>
          </table:table-cell>
          <table:table-cell office:value-type="float" office:value="-29.4519153924365">
            <text:p>-29.451915392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5285">
            <text:p>15285</text:p>
          </table:table-cell>
          <table:table-cell office:value-type="float" office:value="21546">
            <text:p>21546</text:p>
          </table:table-cell>
          <table:table-cell office:value-type="float" office:value="29895">
            <text:p>29895</text:p>
          </table:table-cell>
          <table:table-cell office:value-type="float" office:value="228">
            <text:p>228</text:p>
          </table:table-cell>
          <table:table-cell office:value-type="float" office:value="-897.875">
            <text:p>-897.875</text:p>
          </table:table-cell>
          <table:table-cell office:value-type="float" office:value="417.25">
            <text:p>417.25</text:p>
          </table:table-cell>
          <table:table-cell office:value-type="float" office:value="0.0149165848871443">
            <text:p>0.0149165849</text:p>
          </table:table-cell>
          <table:table-cell office:value-type="float" office:value="-0.0416724682075559">
            <text:p>-0.0416724682</text:p>
          </table:table-cell>
          <table:table-cell office:value-type="float" office:value="0.0139571834754976">
            <text:p>0.0139571835</text:p>
          </table:table-cell>
          <table:table-cell office:value-type="float" office:value="1.05264415593421">
            <text:p>1.0526441559</text:p>
          </table:table-cell>
          <table:table-cell office:value-type="float" office:value="0.857550086702313">
            <text:p>0.8575500867</text:p>
          </table:table-cell>
          <table:table-cell office:value-type="float" office:value="1.04923195598656">
            <text:p>1.049231956</text:p>
          </table:table-cell>
          <table:table-cell office:value-type="float" office:value="0">
            <text:p>0</text:p>
          </table:table-cell>
          <table:table-cell office:value-type="float" office:value="-16.2841841691537">
            <text:p>-16.28418416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974">
            <text:p>14974</text:p>
          </table:table-cell>
          <table:table-cell office:value-type="float" office:value="19385">
            <text:p>19385</text:p>
          </table:table-cell>
          <table:table-cell office:value-type="float" office:value="31657">
            <text:p>31657</text:p>
          </table:table-cell>
          <table:table-cell office:value-type="float" office:value="193.75">
            <text:p>193.75</text:p>
          </table:table-cell>
          <table:table-cell office:value-type="float" office:value="322.375">
            <text:p>322.375</text:p>
          </table:table-cell>
          <table:table-cell office:value-type="float" office:value="-11.625">
            <text:p>-11.625</text:p>
          </table:table-cell>
          <table:table-cell office:value-type="float" office:value="0.0129390944303459">
            <text:p>0.0129390944</text:p>
          </table:table-cell>
          <table:table-cell office:value-type="float" office:value="0.0166301263863812">
            <text:p>0.0166301264</text:p>
          </table:table-cell>
          <table:table-cell office:value-type="float" office:value="-0.000367217361089175">
            <text:p>-0.0003672174</text:p>
          </table:table-cell>
          <table:table-cell office:value-type="float" office:value="1.04561497402898">
            <text:p>1.045614974</text:p>
          </table:table-cell>
          <table:table-cell office:value-type="float" office:value="1.05874750211544">
            <text:p>1.0587475021</text:p>
          </table:table-cell>
          <table:table-cell office:value-type="float" office:value="0.998715003539425">
            <text:p>0.99871500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1136">
            <text:p>1136</text:p>
          </table:table-cell>
          <table:table-cell office:value-type="float" office:value="727">
            <text:p>727</text:p>
          </table:table-cell>
          <table:table-cell office:value-type="float" office:value="468">
            <text:p>468</text:p>
          </table:table-cell>
          <table:table-cell office:value-type="float" office:value="14034">
            <text:p>14034</text:p>
          </table:table-cell>
          <table:table-cell office:value-type="float" office:value="19536">
            <text:p>19536</text:p>
          </table:table-cell>
          <table:table-cell office:value-type="float" office:value="32557">
            <text:p>32557</text:p>
          </table:table-cell>
          <table:table-cell office:value-type="float" office:value="-785.5">
            <text:p>-785.5</text:p>
          </table:table-cell>
          <table:table-cell office:value-type="float" office:value="-147">
            <text:p>-147</text:p>
          </table:table-cell>
          <table:table-cell office:value-type="float" office:value="-225.75">
            <text:p>-225.75</text:p>
          </table:table-cell>
          <table:table-cell office:value-type="float" office:value="-0.0559712127689896">
            <text:p>-0.0559712128</text:p>
          </table:table-cell>
          <table:table-cell office:value-type="float" office:value="-0.00752457002457002">
            <text:p>-0.00752457</text:p>
          </table:table-cell>
          <table:table-cell office:value-type="float" office:value="-0.00693399268974414">
            <text:p>-0.0069339927</text:p>
          </table:table-cell>
          <table:table-cell office:value-type="float" office:value="0.810240997559846">
            <text:p>0.8102409976</text:p>
          </table:table-cell>
          <table:table-cell office:value-type="float" office:value="0.973774978455952">
            <text:p>0.9737749785</text:p>
          </table:table-cell>
          <table:table-cell office:value-type="float" office:value="0.975825262884954">
            <text:p>0.9758252629</text:p>
          </table:table-cell>
          <table:table-cell office:value-type="float" office:value="-12.0340938788839">
            <text:p>-12.03409387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1183">
            <text:p>1183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2225">
            <text:p>12225</text:p>
          </table:table-cell>
          <table:table-cell office:value-type="float" office:value="20080">
            <text:p>20080</text:p>
          </table:table-cell>
          <table:table-cell office:value-type="float" office:value="31380">
            <text:p>31380</text:p>
          </table:table-cell>
          <table:table-cell office:value-type="float" office:value="-711.5">
            <text:p>-711.5</text:p>
          </table:table-cell>
          <table:table-cell office:value-type="float" office:value="469.125">
            <text:p>469.125</text:p>
          </table:table-cell>
          <table:table-cell office:value-type="float" office:value="-716.625">
            <text:p>-716.625</text:p>
          </table:table-cell>
          <table:table-cell office:value-type="float" office:value="-0.058200408997955">
            <text:p>-0.058200409</text:p>
          </table:table-cell>
          <table:table-cell office:value-type="float" office:value="0.0233627988047809">
            <text:p>0.0233627988</text:p>
          </table:table-cell>
          <table:table-cell office:value-type="float" office:value="-0.0228369980879541">
            <text:p>-0.0228369981</text:p>
          </table:table-cell>
          <table:table-cell office:value-type="float" office:value="0.802937652217915">
            <text:p>0.8029376522</text:p>
          </table:table-cell>
          <table:table-cell office:value-type="float" office:value="1.082839603738">
            <text:p>1.0828396037</text:p>
          </table:table-cell>
          <table:table-cell office:value-type="float" office:value="0.921092702516232">
            <text:p>0.9210927025</text:p>
          </table:table-cell>
          <table:table-cell office:value-type="float" office:value="-11.5596247073506">
            <text:p>-11.5596247074</text:p>
          </table:table-cell>
          <table:table-cell office:value-type="float" office:value="30.0140813858753">
            <text:p>30.0140813859</text:p>
          </table:table-cell>
          <table:table-cell office:value-type="float" office:value="-30.0040313442371">
            <text:p>-30.0040313442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1453">
            <text:p>11453</text:p>
          </table:table-cell>
          <table:table-cell office:value-type="float" office:value="19674">
            <text:p>19674</text:p>
          </table:table-cell>
          <table:table-cell office:value-type="float" office:value="30047">
            <text:p>30047</text:p>
          </table:table-cell>
          <table:table-cell office:value-type="float" office:value="-434.75">
            <text:p>-434.75</text:p>
          </table:table-cell>
          <table:table-cell office:value-type="float" office:value="-695.375">
            <text:p>-695.375</text:p>
          </table:table-cell>
          <table:table-cell office:value-type="float" office:value="289.75">
            <text:p>289.75</text:p>
          </table:table-cell>
          <table:table-cell office:value-type="float" office:value="-0.0379594865973981">
            <text:p>-0.0379594866</text:p>
          </table:table-cell>
          <table:table-cell office:value-type="float" office:value="-0.0353448714038833">
            <text:p>-0.0353448714</text:p>
          </table:table-cell>
          <table:table-cell office:value-type="float" office:value="0.00964322561320598">
            <text:p>0.0096432256</text:p>
          </table:table-cell>
          <table:table-cell office:value-type="float" office:value="0.869966005249673">
            <text:p>0.8699660052</text:p>
          </table:table-cell>
          <table:table-cell office:value-type="float" office:value="0.87874149955814">
            <text:p>0.8787414996</text:p>
          </table:table-cell>
          <table:table-cell office:value-type="float" office:value="1.03393355357467">
            <text:p>1.0339335536</text:p>
          </table:table-cell>
          <table:table-cell office:value-type="float" office:value="-17.9113743693852">
            <text:p>-17.9113743694</text:p>
          </table:table-cell>
          <table:table-cell office:value-type="float" office:value="-19.262316990454">
            <text:p>-19.26231699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office:value-type="float" office:value="841">
            <text:p>841</text:p>
          </table:table-cell>
          <table:table-cell office:value-type="float" office:value="577">
            <text:p>577</text:p>
          </table:table-cell>
          <table:table-cell office:value-type="float" office:value="12105">
            <text:p>12105</text:p>
          </table:table-cell>
          <table:table-cell office:value-type="float" office:value="19471">
            <text:p>19471</text:p>
          </table:table-cell>
          <table:table-cell office:value-type="float" office:value="31572">
            <text:p>31572</text:p>
          </table:table-cell>
          <table:table-cell office:value-type="float" office:value="-178.25">
            <text:p>-178.25</text:p>
          </table:table-cell>
          <table:table-cell office:value-type="float" office:value="-1032.75">
            <text:p>-1032.75</text:p>
          </table:table-cell>
          <table:table-cell office:value-type="float" office:value="94.625">
            <text:p>94.625</text:p>
          </table:table-cell>
          <table:table-cell office:value-type="float" office:value="-0.0147253201156547">
            <text:p>-0.0147253201</text:p>
          </table:table-cell>
          <table:table-cell office:value-type="float" office:value="-0.0530404190847928">
            <text:p>-0.0530404191</text:p>
          </table:table-cell>
          <table:table-cell office:value-type="float" office:value="0.00299711769922716">
            <text:p>0.0029971177</text:p>
          </table:table-cell>
          <table:table-cell office:value-type="float" office:value="0.948886376298125">
            <text:p>0.9488863763</text:p>
          </table:table-cell>
          <table:table-cell office:value-type="float" office:value="0.819872573874339">
            <text:p>0.8198725739</text:p>
          </table:table-cell>
          <table:table-cell office:value-type="float" office:value="1.01050751806772">
            <text:p>1.0105075181</text:p>
          </table:table-cell>
          <table:table-cell office:value-type="float" office:value="0">
            <text:p>0</text:p>
          </table:table-cell>
          <table:table-cell office:value-type="float" office:value="-12.7185610882706">
            <text:p>-12.71856108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252">
            <text:p>1252</text:p>
          </table:table-cell>
          <table:table-cell office:value-type="float" office:value="12872">
            <text:p>12872</text:p>
          </table:table-cell>
          <table:table-cell office:value-type="float" office:value="19328">
            <text:p>19328</text:p>
          </table:table-cell>
          <table:table-cell office:value-type="float" office:value="32494">
            <text:p>32494</text:p>
          </table:table-cell>
          <table:table-cell office:value-type="float" office:value="-80.75">
            <text:p>-80.75</text:p>
          </table:table-cell>
          <table:table-cell office:value-type="float" office:value="-189.125">
            <text:p>-189.125</text:p>
          </table:table-cell>
          <table:table-cell office:value-type="float" office:value="-299.25">
            <text:p>-299.25</text:p>
          </table:table-cell>
          <table:table-cell office:value-type="float" office:value="-0.00627330640149161">
            <text:p>-0.0062733064</text:p>
          </table:table-cell>
          <table:table-cell office:value-type="float" office:value="-0.00978502690397351">
            <text:p>-0.0097850269</text:p>
          </table:table-cell>
          <table:table-cell office:value-type="float" office:value="-0.00920939250323137">
            <text:p>-0.0092093925</text:p>
          </table:table-cell>
          <table:table-cell office:value-type="float" office:value="0.978120562166265">
            <text:p>0.9781205622</text:p>
          </table:table-cell>
          <table:table-cell office:value-type="float" office:value="0.965940069469055">
            <text:p>0.9659400695</text:p>
          </table:table-cell>
          <table:table-cell office:value-type="float" office:value="0.967933359542836">
            <text:p>0.96793335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office:value-type="float" office:value="1284">
            <text:p>1284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320">
            <text:p>12320</text:p>
          </table:table-cell>
          <table:table-cell office:value-type="float" office:value="18645">
            <text:p>18645</text:p>
          </table:table-cell>
          <table:table-cell office:value-type="float" office:value="31589">
            <text:p>31589</text:p>
          </table:table-cell>
          <table:table-cell office:value-type="float" office:value="-696.125">
            <text:p>-696.125</text:p>
          </table:table-cell>
          <table:table-cell office:value-type="float" office:value="-441.25">
            <text:p>-441.25</text:p>
          </table:table-cell>
          <table:table-cell office:value-type="float" office:value="-691.625">
            <text:p>-691.625</text:p>
          </table:table-cell>
          <table:table-cell office:value-type="float" office:value="-0.0565036525974026">
            <text:p>-0.0565036526</text:p>
          </table:table-cell>
          <table:table-cell office:value-type="float" office:value="-0.0236658621614374">
            <text:p>-0.0236658622</text:p>
          </table:table-cell>
          <table:table-cell office:value-type="float" office:value="-0.0218944885877995">
            <text:p>-0.0218944886</text:p>
          </table:table-cell>
          <table:table-cell office:value-type="float" office:value="0.808494834912513">
            <text:p>0.8084948349</text:p>
          </table:table-cell>
          <table:table-cell office:value-type="float" office:value="0.918267225577384">
            <text:p>0.9182672256</text:p>
          </table:table-cell>
          <table:table-cell office:value-type="float" office:value="0.924308852458523">
            <text:p>0.9243088525</text:p>
          </table:table-cell>
          <table:table-cell office:value-type="float" office:value="-11.9173656230671">
            <text:p>-11.9173656231</text:p>
          </table:table-cell>
          <table:table-cell office:value-type="float" office:value="-28.9409476544913">
            <text:p>-28.9409476545</text:p>
          </table:table-cell>
          <table:table-cell office:value-type="float" office:value="-31.3106711528429">
            <text:p>-31.3106711528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239">
            <text:p>1239</text:p>
          </table:table-cell>
          <table:table-cell office:value-type="float" office:value="835">
            <text:p>835</text:p>
          </table:table-cell>
          <table:table-cell office:value-type="float" office:value="572">
            <text:p>572</text:p>
          </table:table-cell>
          <table:table-cell office:value-type="float" office:value="11453">
            <text:p>11453</text:p>
          </table:table-cell>
          <table:table-cell office:value-type="float" office:value="17320">
            <text:p>17320</text:p>
          </table:table-cell>
          <table:table-cell office:value-type="float" office:value="28999">
            <text:p>28999</text:p>
          </table:table-cell>
          <table:table-cell office:value-type="float" office:value="-434.75">
            <text:p>-434.75</text:p>
          </table:table-cell>
          <table:table-cell office:value-type="float" office:value="-770.625">
            <text:p>-770.625</text:p>
          </table:table-cell>
          <table:table-cell office:value-type="float" office:value="-1252.5">
            <text:p>-1252.5</text:p>
          </table:table-cell>
          <table:table-cell office:value-type="float" office:value="-0.0379594865973981">
            <text:p>-0.0379594866</text:p>
          </table:table-cell>
          <table:table-cell office:value-type="float" office:value="-0.0444933602771363">
            <text:p>-0.0444933603</text:p>
          </table:table-cell>
          <table:table-cell office:value-type="float" office:value="-0.0431911445222249">
            <text:p>-0.0431911445</text:p>
          </table:table-cell>
          <table:table-cell office:value-type="float" office:value="0.869966005249673">
            <text:p>0.8699660052</text:p>
          </table:table-cell>
          <table:table-cell office:value-type="float" office:value="0.848153370883175">
            <text:p>0.8481533709</text:p>
          </table:table-cell>
          <table:table-cell office:value-type="float" office:value="0.852487325103887">
            <text:p>0.8524873251</text:p>
          </table:table-cell>
          <table:table-cell office:value-type="float" office:value="-17.9113743693852">
            <text:p>-17.9113743694</text:p>
          </table:table-cell>
          <table:table-cell office:value-type="float" office:value="-15.2294631199087">
            <text:p>-15.2294631199</text:p>
          </table:table-cell>
          <table:table-cell office:value-type="float" office:value="-15.6992395383691">
            <text:p>-15.6992395384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22">
            <text:p>822</text:p>
          </table:table-cell>
          <table:table-cell office:value-type="float" office:value="1224">
            <text:p>1224</text:p>
          </table:table-cell>
          <table:table-cell office:value-type="float" office:value="12086">
            <text:p>12086</text:p>
          </table:table-cell>
          <table:table-cell office:value-type="float" office:value="17434">
            <text:p>17434</text:p>
          </table:table-cell>
          <table:table-cell office:value-type="float" office:value="26275">
            <text:p>26275</text:p>
          </table:table-cell>
          <table:table-cell office:value-type="float" office:value="-217.875">
            <text:p>-217.875</text:p>
          </table:table-cell>
          <table:table-cell office:value-type="float" office:value="-14.25">
            <text:p>-14.25</text:p>
          </table:table-cell>
          <table:table-cell office:value-type="float" office:value="-1373.375">
            <text:p>-1373.375</text:p>
          </table:table-cell>
          <table:table-cell office:value-type="float" office:value="-0.0180270560979646">
            <text:p>-0.0180270561</text:p>
          </table:table-cell>
          <table:table-cell office:value-type="float" office:value="-0.000817368360674544">
            <text:p>-0.0008173684</text:p>
          </table:table-cell>
          <table:table-cell office:value-type="float" office:value="-0.0522692673644148">
            <text:p>-0.0522692674</text:p>
          </table:table-cell>
          <table:table-cell office:value-type="float" office:value="0.93754225417018">
            <text:p>0.9375422542</text:p>
          </table:table-cell>
          <table:table-cell office:value-type="float" office:value="0.997140520196072">
            <text:p>0.9971405202</text:p>
          </table:table-cell>
          <table:table-cell office:value-type="float" office:value="0.822412433793741">
            <text:p>0.8224124338</text:p>
          </table:table-cell>
          <table:table-cell table:number-columns-repeated="2" office:value-type="float" office:value="0">
            <text:p>0</text:p>
          </table:table-cell>
          <table:table-cell office:value-type="float" office:value="-12.9114102775577">
            <text:p>-12.9114102776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1232">
            <text:p>1232</text:p>
          </table:table-cell>
          <table:table-cell office:value-type="float" office:value="13040">
            <text:p>13040</text:p>
          </table:table-cell>
          <table:table-cell office:value-type="float" office:value="16645">
            <text:p>16645</text:p>
          </table:table-cell>
          <table:table-cell office:value-type="float" office:value="24150">
            <text:p>24150</text:p>
          </table:table-cell>
          <table:table-cell office:value-type="float" office:value="-69.75">
            <text:p>-69.75</text:p>
          </table:table-cell>
          <table:table-cell office:value-type="float" office:value="-208.625">
            <text:p>-208.625</text:p>
          </table:table-cell>
          <table:table-cell office:value-type="float" office:value="-1282.625">
            <text:p>-1282.625</text:p>
          </table:table-cell>
          <table:table-cell office:value-type="float" office:value="-0.0053489263803681">
            <text:p>-0.0053489264</text:p>
          </table:table-cell>
          <table:table-cell office:value-type="float" office:value="-0.0125337939321117">
            <text:p>-0.0125337939</text:p>
          </table:table-cell>
          <table:table-cell office:value-type="float" office:value="-0.0531107660455487">
            <text:p>-0.053110766</text:p>
          </table:table-cell>
          <table:table-cell office:value-type="float" office:value="0.98133483525502">
            <text:p>0.9813348353</text:p>
          </table:table-cell>
          <table:table-cell office:value-type="float" office:value="0.956439629378661">
            <text:p>0.9564396294</text:p>
          </table:table-cell>
          <table:table-cell office:value-type="float" office:value="0.819640995641672">
            <text:p>0.8196409956</text:p>
          </table:table-cell>
          <table:table-cell table:number-columns-repeated="2" office:value-type="float" office:value="0">
            <text:p>0</text:p>
          </table:table-cell>
          <table:table-cell office:value-type="float" office:value="-12.7012474267033">
            <text:p>-12.7012474267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0">
            <text:p>640</text:p>
          </table:table-cell>
          <table:table-cell office:value-type="float" office:value="1303">
            <text:p>1303</text:p>
          </table:table-cell>
          <table:table-cell office:value-type="float" office:value="11400">
            <text:p>11400</text:p>
          </table:table-cell>
          <table:table-cell office:value-type="float" office:value="15586">
            <text:p>15586</text:p>
          </table:table-cell>
          <table:table-cell office:value-type="float" office:value="21773">
            <text:p>21773</text:p>
          </table:table-cell>
          <table:table-cell office:value-type="float" office:value="-153">
            <text:p>-153</text:p>
          </table:table-cell>
          <table:table-cell office:value-type="float" office:value="-138.125">
            <text:p>-138.125</text:p>
          </table:table-cell>
          <table:table-cell office:value-type="float" office:value="-40.125">
            <text:p>-40.125</text:p>
          </table:table-cell>
          <table:table-cell office:value-type="float" office:value="-0.0134210526315789">
            <text:p>-0.0134210526</text:p>
          </table:table-cell>
          <table:table-cell office:value-type="float" office:value="-0.00886211985114847">
            <text:p>-0.0088621199</text:p>
          </table:table-cell>
          <table:table-cell office:value-type="float" office:value="-0.00184287879483764">
            <text:p>-0.0018428788</text:p>
          </table:table-cell>
          <table:table-cell office:value-type="float" office:value="0.953379360110803">
            <text:p>0.9533793601</text:p>
          </table:table-cell>
          <table:table-cell office:value-type="float" office:value="0.969136513370762">
            <text:p>0.9691365134</text:p>
          </table:table-cell>
          <table:table-cell office:value-type="float" office:value="0.993556580774483">
            <text:p>0.99355658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602">
            <text:p>602</text:p>
          </table:table-cell>
          <table:table-cell office:value-type="float" office:value="1267">
            <text:p>1267</text:p>
          </table:table-cell>
          <table:table-cell office:value-type="float" office:value="858">
            <text:p>858</text:p>
          </table:table-cell>
          <table:table-cell office:value-type="float" office:value="10960">
            <text:p>10960</text:p>
          </table:table-cell>
          <table:table-cell office:value-type="float" office:value="15205">
            <text:p>15205</text:p>
          </table:table-cell>
          <table:table-cell office:value-type="float" office:value="23050">
            <text:p>23050</text:p>
          </table:table-cell>
          <table:table-cell office:value-type="float" office:value="-579.25">
            <text:p>-579.25</text:p>
          </table:table-cell>
          <table:table-cell office:value-type="float" office:value="-33.5">
            <text:p>-33.5</text:p>
          </table:table-cell>
          <table:table-cell office:value-type="float" office:value="109.625">
            <text:p>109.625</text:p>
          </table:table-cell>
          <table:table-cell office:value-type="float" office:value="-0.0528512773722628">
            <text:p>-0.0528512774</text:p>
          </table:table-cell>
          <table:table-cell office:value-type="float" office:value="-0.0022032226241368">
            <text:p>-0.0022032226</text:p>
          </table:table-cell>
          <table:table-cell office:value-type="float" office:value="0.00475596529284165">
            <text:p>0.0047559653</text:p>
          </table:table-cell>
          <table:table-cell office:value-type="float" office:value="0.820495313936045">
            <text:p>0.8204953139</text:p>
          </table:table-cell>
          <table:table-cell office:value-type="float" office:value="0.992298235027787">
            <text:p>0.992298235</text:p>
          </table:table-cell>
          <table:table-cell office:value-type="float" office:value="1.01669021216844">
            <text:p>1.0166902122</text:p>
          </table:table-cell>
          <table:table-cell office:value-type="float" office:value="-12.7653407889543">
            <text:p>-12.7653407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08">
            <text:p>608</text:p>
          </table:table-cell>
          <table:table-cell office:value-type="float" office:value="864">
            <text:p>864</text:p>
          </table:table-cell>
          <table:table-cell office:value-type="float" office:value="11250">
            <text:p>11250</text:p>
          </table:table-cell>
          <table:table-cell office:value-type="float" office:value="15392">
            <text:p>15392</text:p>
          </table:table-cell>
          <table:table-cell office:value-type="float" office:value="23209">
            <text:p>23209</text:p>
          </table:table-cell>
          <table:table-cell office:value-type="float" office:value="-217.25">
            <text:p>-217.25</text:p>
          </table:table-cell>
          <table:table-cell office:value-type="float" office:value="-265">
            <text:p>-265</text:p>
          </table:table-cell>
          <table:table-cell office:value-type="float" office:value="-19.75">
            <text:p>-19.75</text:p>
          </table:table-cell>
          <table:table-cell office:value-type="float" office:value="-0.0193111111111111">
            <text:p>-0.0193111111</text:p>
          </table:table-cell>
          <table:table-cell office:value-type="float" office:value="-0.017216735966736">
            <text:p>-0.017216736</text:p>
          </table:table-cell>
          <table:table-cell office:value-type="float" office:value="-0.000850962988495842">
            <text:p>-0.000850963</text:p>
          </table:table-cell>
          <table:table-cell office:value-type="float" office:value="0.933142032375309">
            <text:p>0.9331420324</text:p>
          </table:table-cell>
          <table:table-cell office:value-type="float" office:value="0.940322399471227">
            <text:p>0.9403223995</text:p>
          </table:table-cell>
          <table:table-cell office:value-type="float" office:value="0.99702304885076">
            <text:p>0.99702304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1581">
            <text:p>11581</text:p>
          </table:table-cell>
          <table:table-cell office:value-type="float" office:value="15963">
            <text:p>15963</text:p>
          </table:table-cell>
          <table:table-cell office:value-type="float" office:value="22557">
            <text:p>22557</text:p>
          </table:table-cell>
          <table:table-cell office:value-type="float" office:value="-265.75">
            <text:p>-265.75</text:p>
          </table:table-cell>
          <table:table-cell office:value-type="float" office:value="-201.5">
            <text:p>-201.5</text:p>
          </table:table-cell>
          <table:table-cell office:value-type="float" office:value="-324.375">
            <text:p>-324.375</text:p>
          </table:table-cell>
          <table:table-cell office:value-type="float" office:value="-0.022947068474225">
            <text:p>-0.0229470685</text:p>
          </table:table-cell>
          <table:table-cell office:value-type="float" office:value="-0.0126229405500219">
            <text:p>-0.0126229406</text:p>
          </table:table-cell>
          <table:table-cell office:value-type="float" office:value="-0.0143802367336082">
            <text:p>-0.0143802367</text:p>
          </table:table-cell>
          <table:table-cell office:value-type="float" office:value="0.920717333525272">
            <text:p>0.9207173335</text:p>
          </table:table-cell>
          <table:table-cell office:value-type="float" office:value="0.956132011786057">
            <text:p>0.9561320118</text:p>
          </table:table-cell>
          <table:table-cell office:value-type="float" office:value="0.95007448220106">
            <text:p>0.9500744822</text:p>
          </table:table-cell>
          <table:table-cell office:value-type="float" office:value="-29.858435448185">
            <text:p>-29.85843544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832">
            <text:p>832</text:p>
          </table:table-cell>
          <table:table-cell office:value-type="float" office:value="1245">
            <text:p>1245</text:p>
          </table:table-cell>
          <table:table-cell office:value-type="float" office:value="11400">
            <text:p>11400</text:p>
          </table:table-cell>
          <table:table-cell office:value-type="float" office:value="15150">
            <text:p>15150</text:p>
          </table:table-cell>
          <table:table-cell office:value-type="float" office:value="21817">
            <text:p>21817</text:p>
          </table:table-cell>
          <table:table-cell office:value-type="float" office:value="-153">
            <text:p>-153</text:p>
          </table:table-cell>
          <table:table-cell office:value-type="float" office:value="-24.875">
            <text:p>-24.875</text:p>
          </table:table-cell>
          <table:table-cell office:value-type="float" office:value="5.25">
            <text:p>5.25</text:p>
          </table:table-cell>
          <table:table-cell office:value-type="float" office:value="-0.0134210526315789">
            <text:p>-0.0134210526</text:p>
          </table:table-cell>
          <table:table-cell office:value-type="float" office:value="-0.00164191419141914">
            <text:p>-0.0016419142</text:p>
          </table:table-cell>
          <table:table-cell office:value-type="float" office:value="0.000240638034560205">
            <text:p>0.000240638</text:p>
          </table:table-cell>
          <table:table-cell office:value-type="float" office:value="0.953379360110803">
            <text:p>0.9533793601</text:p>
          </table:table-cell>
          <table:table-cell office:value-type="float" office:value="0.994258584259168">
            <text:p>0.9942585843</text:p>
          </table:table-cell>
          <table:table-cell office:value-type="float" office:value="1.00084234661802">
            <text:p>1.00084234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1208">
            <text:p>11208</text:p>
          </table:table-cell>
          <table:table-cell office:value-type="float" office:value="15760">
            <text:p>15760</text:p>
          </table:table-cell>
          <table:table-cell office:value-type="float" office:value="23208">
            <text:p>23208</text:p>
          </table:table-cell>
          <table:table-cell office:value-type="float" office:value="-55.75">
            <text:p>-55.75</text:p>
          </table:table-cell>
          <table:table-cell office:value-type="float" office:value="-69.75">
            <text:p>-69.75</text:p>
          </table:table-cell>
          <table:table-cell office:value-type="float" office:value="-100.75">
            <text:p>-100.75</text:p>
          </table:table-cell>
          <table:table-cell office:value-type="float" office:value="-0.00497412562455389">
            <text:p>-0.0049741256</text:p>
          </table:table-cell>
          <table:table-cell office:value-type="float" office:value="-0.0044257614213198">
            <text:p>-0.0044257614</text:p>
          </table:table-cell>
          <table:table-cell office:value-type="float" office:value="-0.00434117545673906">
            <text:p>-0.0043411755</text:p>
          </table:table-cell>
          <table:table-cell office:value-type="float" office:value="0.98263905448849">
            <text:p>0.9826390545</text:p>
          </table:table-cell>
          <table:table-cell office:value-type="float" office:value="0.984548226259131">
            <text:p>0.9845482263</text:p>
          </table:table-cell>
          <table:table-cell office:value-type="float" office:value="0.984842823677932">
            <text:p>0.98484282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1094">
            <text:p>11094</text:p>
          </table:table-cell>
          <table:table-cell office:value-type="float" office:value="15933">
            <text:p>15933</text:p>
          </table:table-cell>
          <table:table-cell office:value-type="float" office:value="23293">
            <text:p>23293</text:p>
          </table:table-cell>
          <table:table-cell office:value-type="float" office:value="-114">
            <text:p>-114</text:p>
          </table:table-cell>
          <table:table-cell office:value-type="float" office:value="-91.625">
            <text:p>-91.625</text:p>
          </table:table-cell>
          <table:table-cell office:value-type="float" office:value="-199">
            <text:p>-199</text:p>
          </table:table-cell>
          <table:table-cell office:value-type="float" office:value="-0.010275824770146">
            <text:p>-0.0102758248</text:p>
          </table:table-cell>
          <table:table-cell office:value-type="float" office:value="-0.00575064331889789">
            <text:p>-0.0057506433</text:p>
          </table:table-cell>
          <table:table-cell office:value-type="float" office:value="-0.00854333920061821">
            <text:p>-0.0085433392</text:p>
          </table:table-cell>
          <table:table-cell office:value-type="float" office:value="0.964241574750914">
            <text:p>0.9642415748</text:p>
          </table:table-cell>
          <table:table-cell office:value-type="float" office:value="0.979937565385076">
            <text:p>0.9799375654</text:p>
          </table:table-cell>
          <table:table-cell office:value-type="float" office:value="0.970241370541442">
            <text:p>0.97024137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1354">
            <text:p>11354</text:p>
          </table:table-cell>
          <table:table-cell office:value-type="float" office:value="14932">
            <text:p>14932</text:p>
          </table:table-cell>
          <table:table-cell office:value-type="float" office:value="21360">
            <text:p>21360</text:p>
          </table:table-cell>
          <table:table-cell office:value-type="float" office:value="11.375">
            <text:p>11.375</text:p>
          </table:table-cell>
          <table:table-cell office:value-type="float" office:value="-243.25">
            <text:p>-243.25</text:p>
          </table:table-cell>
          <table:table-cell office:value-type="float" office:value="-245.5">
            <text:p>-245.5</text:p>
          </table:table-cell>
          <table:table-cell office:value-type="float" office:value="0.00100184956843403">
            <text:p>0.0010018496</text:p>
          </table:table-cell>
          <table:table-cell office:value-type="float" office:value="-0.0162905170104474">
            <text:p>-0.016290517</text:p>
          </table:table-cell>
          <table:table-cell office:value-type="float" office:value="-0.0114934456928839">
            <text:p>-0.0114934457</text:p>
          </table:table-cell>
          <table:table-cell office:value-type="float" office:value="1.00350844074653">
            <text:p>1.0035084407</text:p>
          </table:table-cell>
          <table:table-cell office:value-type="float" office:value="0.943503337114591">
            <text:p>0.9435033371</text:p>
          </table:table-cell>
          <table:table-cell office:value-type="float" office:value="0.960031854690941">
            <text:p>0.9600318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1295">
            <text:p>1295</text:p>
          </table:table-cell>
          <table:table-cell office:value-type="float" office:value="11012">
            <text:p>11012</text:p>
          </table:table-cell>
          <table:table-cell office:value-type="float" office:value="14705">
            <text:p>14705</text:p>
          </table:table-cell>
          <table:table-cell office:value-type="float" office:value="20543">
            <text:p>20543</text:p>
          </table:table-cell>
          <table:table-cell office:value-type="float" office:value="-29.625">
            <text:p>-29.625</text:p>
          </table:table-cell>
          <table:table-cell office:value-type="float" office:value="-47.25">
            <text:p>-47.25</text:p>
          </table:table-cell>
          <table:table-cell office:value-type="float" office:value="-37.25">
            <text:p>-37.25</text:p>
          </table:table-cell>
          <table:table-cell office:value-type="float" office:value="-0.00269024700326916">
            <text:p>-0.002690247</text:p>
          </table:table-cell>
          <table:table-cell office:value-type="float" office:value="-0.00321319279156749">
            <text:p>-0.0032131928</text:p>
          </table:table-cell>
          <table:table-cell office:value-type="float" office:value="-0.00181326972691428">
            <text:p>-0.0018132697</text:p>
          </table:table-cell>
          <table:table-cell office:value-type="float" office:value="0.990598320849278">
            <text:p>0.9905983208</text:p>
          </table:table-cell>
          <table:table-cell office:value-type="float" office:value="0.988774061461029">
            <text:p>0.9887740615</text:p>
          </table:table-cell>
          <table:table-cell office:value-type="float" office:value="0.993660000332121">
            <text:p>0.99366000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1308">
            <text:p>1308</text:p>
          </table:table-cell>
          <table:table-cell office:value-type="float" office:value="11005">
            <text:p>11005</text:p>
          </table:table-cell>
          <table:table-cell office:value-type="float" office:value="14665">
            <text:p>14665</text:p>
          </table:table-cell>
          <table:table-cell office:value-type="float" office:value="21797">
            <text:p>21797</text:p>
          </table:table-cell>
          <table:table-cell office:value-type="float" office:value="-202.75">
            <text:p>-202.75</text:p>
          </table:table-cell>
          <table:table-cell office:value-type="float" office:value="-103.625">
            <text:p>-103.625</text:p>
          </table:table-cell>
          <table:table-cell office:value-type="float" office:value="-86.625">
            <text:p>-86.625</text:p>
          </table:table-cell>
          <table:table-cell office:value-type="float" office:value="-0.0184234438891413">
            <text:p>-0.0184234439</text:p>
          </table:table-cell>
          <table:table-cell office:value-type="float" office:value="-0.00706614387998636">
            <text:p>-0.0070661439</text:p>
          </table:table-cell>
          <table:table-cell office:value-type="float" office:value="-0.00397417075744369">
            <text:p>-0.0039741708</text:p>
          </table:table-cell>
          <table:table-cell office:value-type="float" office:value="0.936183216026089">
            <text:p>0.936183216</text:p>
          </table:table-cell>
          <table:table-cell office:value-type="float" office:value="0.97536635998314">
            <text:p>0.97536636</text:p>
          </table:table-cell>
          <table:table-cell office:value-type="float" office:value="0.986121358654037">
            <text:p>0.9861213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624">
            <text:p>624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10845">
            <text:p>10845</text:p>
          </table:table-cell>
          <table:table-cell office:value-type="float" office:value="14485">
            <text:p>14485</text:p>
          </table:table-cell>
          <table:table-cell office:value-type="float" office:value="21537">
            <text:p>21537</text:p>
          </table:table-cell>
          <table:table-cell office:value-type="float" office:value="-95.375">
            <text:p>-95.375</text:p>
          </table:table-cell>
          <table:table-cell office:value-type="float" office:value="-327.625">
            <text:p>-327.625</text:p>
          </table:table-cell>
          <table:table-cell office:value-type="float" office:value="-134.625">
            <text:p>-134.625</text:p>
          </table:table-cell>
          <table:table-cell office:value-type="float" office:value="-0.00879437528815122">
            <text:p>-0.0087943753</text:p>
          </table:table-cell>
          <table:table-cell office:value-type="float" office:value="-0.0226182257507767">
            <text:p>-0.0226182258</text:p>
          </table:table-cell>
          <table:table-cell office:value-type="float" office:value="-0.00625087059479036">
            <text:p>-0.0062508706</text:p>
          </table:table-cell>
          <table:table-cell office:value-type="float" office:value="0.96937127492342">
            <text:p>0.9693712749</text:p>
          </table:table-cell>
          <table:table-cell office:value-type="float" office:value="0.921838914779063">
            <text:p>0.9218389148</text:p>
          </table:table-cell>
          <table:table-cell office:value-type="float" office:value="0.978198536749292">
            <text:p>0.9781985367</text:p>
          </table:table-cell>
          <table:table-cell office:value-type="float" office:value="0">
            <text:p>0</text:p>
          </table:table-cell>
          <table:table-cell office:value-type="float" office:value="-30.2976201181943">
            <text:p>-30.29762011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569">
            <text:p>569</text:p>
          </table:table-cell>
          <table:table-cell table:number-columns-repeated="2" office:value-type="float" office:value="1255">
            <text:p>1255</text:p>
          </table:table-cell>
          <table:table-cell office:value-type="float" office:value="11135">
            <text:p>11135</text:p>
          </table:table-cell>
          <table:table-cell office:value-type="float" office:value="14610">
            <text:p>14610</text:p>
          </table:table-cell>
          <table:table-cell office:value-type="float" office:value="20687">
            <text:p>20687</text:p>
          </table:table-cell>
          <table:table-cell office:value-type="float" office:value="-7.875">
            <text:p>-7.875</text:p>
          </table:table-cell>
          <table:table-cell office:value-type="float" office:value="-32.125">
            <text:p>-32.125</text:p>
          </table:table-cell>
          <table:table-cell office:value-type="float" office:value="-295.5">
            <text:p>-295.5</text:p>
          </table:table-cell>
          <table:table-cell office:value-type="float" office:value="-0.000707229456668163">
            <text:p>-0.0007072295</text:p>
          </table:table-cell>
          <table:table-cell office:value-type="float" office:value="-0.00219883641341547">
            <text:p>-0.0021988364</text:p>
          </table:table-cell>
          <table:table-cell office:value-type="float" office:value="-0.0142843331560884">
            <text:p>-0.0142843332</text:p>
          </table:table-cell>
          <table:table-cell office:value-type="float" office:value="0.99752567724173">
            <text:p>0.9975256772</text:p>
          </table:table-cell>
          <table:table-cell office:value-type="float" office:value="0.992313548920929">
            <text:p>0.9923135489</text:p>
          </table:table-cell>
          <table:table-cell office:value-type="float" office:value="0.95040475661417">
            <text:p>0.95040475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5">
            <text:p>515</text:p>
          </table:table-cell>
          <table:table-cell office:value-type="float" office:value="780">
            <text:p>780</text:p>
          </table:table-cell>
          <table:table-cell office:value-type="float" office:value="11273">
            <text:p>11273</text:p>
          </table:table-cell>
          <table:table-cell office:value-type="float" office:value="14805">
            <text:p>14805</text:p>
          </table:table-cell>
          <table:table-cell office:value-type="float" office:value="20971">
            <text:p>20971</text:p>
          </table:table-cell>
          <table:table-cell office:value-type="float" office:value="19">
            <text:p>19</text:p>
          </table:table-cell>
          <table:table-cell office:value-type="float" office:value="-263.5">
            <text:p>-263.5</text:p>
          </table:table-cell>
          <table:table-cell office:value-type="float" office:value="-330.875">
            <text:p>-330.875</text:p>
          </table:table-cell>
          <table:table-cell office:value-type="float" office:value="0.00168544309411869">
            <text:p>0.0016854431</text:p>
          </table:table-cell>
          <table:table-cell office:value-type="float" office:value="-0.0177980412022965">
            <text:p>-0.0177980412</text:p>
          </table:table-cell>
          <table:table-cell office:value-type="float" office:value="-0.0157777406895236">
            <text:p>-0.0157777407</text:p>
          </table:table-cell>
          <table:table-cell office:value-type="float" office:value="1.00590461863753">
            <text:p>1.0059046186</text:p>
          </table:table-cell>
          <table:table-cell office:value-type="float" office:value="0.938327725522414">
            <text:p>0.9383277255</text:p>
          </table:table-cell>
          <table:table-cell office:value-type="float" office:value="0.945265824305148">
            <text:p>0.94526582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26">
            <text:p>1226</text:p>
          </table:table-cell>
          <table:table-cell office:value-type="float" office:value="10782">
            <text:p>10782</text:p>
          </table:table-cell>
          <table:table-cell office:value-type="float" office:value="14188">
            <text:p>14188</text:p>
          </table:table-cell>
          <table:table-cell office:value-type="float" office:value="21482">
            <text:p>21482</text:p>
          </table:table-cell>
          <table:table-cell office:value-type="float" office:value="-144.125">
            <text:p>-144.125</text:p>
          </table:table-cell>
          <table:table-cell office:value-type="float" office:value="-166.25">
            <text:p>-166.25</text:p>
          </table:table-cell>
          <table:table-cell office:value-type="float" office:value="-168.75">
            <text:p>-168.75</text:p>
          </table:table-cell>
          <table:table-cell office:value-type="float" office:value="-0.0133671860508254">
            <text:p>-0.0133671861</text:p>
          </table:table-cell>
          <table:table-cell office:value-type="float" office:value="-0.0117176487172258">
            <text:p>-0.0117176487</text:p>
          </table:table-cell>
          <table:table-cell office:value-type="float" office:value="-0.00785541383483847">
            <text:p>-0.0078554138</text:p>
          </table:table-cell>
          <table:table-cell office:value-type="float" office:value="0.953565064881429">
            <text:p>0.9535650649</text:p>
          </table:table-cell>
          <table:table-cell office:value-type="float" office:value="0.959257343940972">
            <text:p>0.9592573439</text:p>
          </table:table-cell>
          <table:table-cell office:value-type="float" office:value="0.972626998330038">
            <text:p>0.97262699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592">
            <text:p>592</text:p>
          </table:table-cell>
          <table:table-cell table:number-columns-repeated="2" office:value-type="float" office:value="1277">
            <text:p>1277</text:p>
          </table:table-cell>
          <table:table-cell office:value-type="float" office:value="10145">
            <text:p>10145</text:p>
          </table:table-cell>
          <table:table-cell office:value-type="float" office:value="14168">
            <text:p>14168</text:p>
          </table:table-cell>
          <table:table-cell office:value-type="float" office:value="20927">
            <text:p>20927</text:p>
          </table:table-cell>
          <table:table-cell office:value-type="float" office:value="-52.75">
            <text:p>-52.75</text:p>
          </table:table-cell>
          <table:table-cell office:value-type="float" office:value="-370.5">
            <text:p>-370.5</text:p>
          </table:table-cell>
          <table:table-cell office:value-type="float" office:value="16.25">
            <text:p>16.25</text:p>
          </table:table-cell>
          <table:table-cell office:value-type="float" office:value="-0.00519960571710202">
            <text:p>-0.0051996057</text:p>
          </table:table-cell>
          <table:table-cell office:value-type="float" office:value="-0.0261504799548278">
            <text:p>-0.02615048</text:p>
          </table:table-cell>
          <table:table-cell office:value-type="float" office:value="0.000776508816361638">
            <text:p>0.0007765088</text:p>
          </table:table-cell>
          <table:table-cell office:value-type="float" office:value="0.981854370353385">
            <text:p>0.9818543704</text:p>
          </table:table-cell>
          <table:table-cell office:value-type="float" office:value="0.909813661457764">
            <text:p>0.9098136615</text:p>
          </table:table-cell>
          <table:table-cell office:value-type="float" office:value="1.00271896267051">
            <text:p>1.0027189627</text:p>
          </table:table-cell>
          <table:table-cell office:value-type="float" office:value="0">
            <text:p>0</text:p>
          </table:table-cell>
          <table:table-cell office:value-type="float" office:value="-26.1579936671872">
            <text:p>-26.15799366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51">
            <text:p>551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10150">
            <text:p>10150</text:p>
          </table:table-cell>
          <table:table-cell office:value-type="float" office:value="14182">
            <text:p>14182</text:p>
          </table:table-cell>
          <table:table-cell office:value-type="float" office:value="20251">
            <text:p>20251</text:p>
          </table:table-cell>
          <table:table-cell office:value-type="float" office:value="-73.125">
            <text:p>-73.125</text:p>
          </table:table-cell>
          <table:table-cell office:value-type="float" office:value="-47">
            <text:p>-47</text:p>
          </table:table-cell>
          <table:table-cell office:value-type="float" office:value="-304.875">
            <text:p>-304.875</text:p>
          </table:table-cell>
          <table:table-cell office:value-type="float" office:value="-0.00720443349753695">
            <text:p>-0.0072044335</text:p>
          </table:table-cell>
          <table:table-cell office:value-type="float" office:value="-0.00331406007615287">
            <text:p>-0.0033140601</text:p>
          </table:table-cell>
          <table:table-cell office:value-type="float" office:value="-0.015054812108044">
            <text:p>-0.0150548121</text:p>
          </table:table-cell>
          <table:table-cell office:value-type="float" office:value="0.974886214328181">
            <text:p>0.9748862143</text:p>
          </table:table-cell>
          <table:table-cell office:value-type="float" office:value="0.988422316402074">
            <text:p>0.9884223164</text:p>
          </table:table-cell>
          <table:table-cell office:value-type="float" office:value="0.947752386462358">
            <text:p>0.94775238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218">
            <text:p>1218</text:p>
          </table:table-cell>
          <table:table-cell office:value-type="float" office:value="9567">
            <text:p>9567</text:p>
          </table:table-cell>
          <table:table-cell office:value-type="float" office:value="14212">
            <text:p>14212</text:p>
          </table:table-cell>
          <table:table-cell office:value-type="float" office:value="20610">
            <text:p>20610</text:p>
          </table:table-cell>
          <table:table-cell office:value-type="float" office:value="-228.625">
            <text:p>-228.625</text:p>
          </table:table-cell>
          <table:table-cell office:value-type="float" office:value="-20.25">
            <text:p>-20.25</text:p>
          </table:table-cell>
          <table:table-cell office:value-type="float" office:value="-416.875">
            <text:p>-416.875</text:p>
          </table:table-cell>
          <table:table-cell office:value-type="float" office:value="-0.0238972509668653">
            <text:p>-0.023897251</text:p>
          </table:table-cell>
          <table:table-cell office:value-type="float" office:value="-0.00142485223754574">
            <text:p>-0.0014248522</text:p>
          </table:table-cell>
          <table:table-cell office:value-type="float" office:value="-0.0202268316351286">
            <text:p>-0.0202268316</text:p>
          </table:table-cell>
          <table:table-cell office:value-type="float" office:value="0.917478935679367">
            <text:p>0.9174789357</text:p>
          </table:table-cell>
          <table:table-cell office:value-type="float" office:value="0.995016996368232">
            <text:p>0.9950169964</text:p>
          </table:table-cell>
          <table:table-cell office:value-type="float" office:value="0.930007973724322">
            <text:p>0.9300079737</text:p>
          </table:table-cell>
          <table:table-cell office:value-type="float" office:value="-28.657339642749">
            <text:p>-28.6573396427</text:p>
          </table:table-cell>
          <table:table-cell office:value-type="float" office:value="0">
            <text:p>0</text:p>
          </table:table-cell>
          <table:table-cell office:value-type="float" office:value="-33.9209438828707">
            <text:p>-33.9209438829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34">
            <text:p>534</text:p>
          </table:table-cell>
          <table:table-cell office:value-type="float" office:value="1207">
            <text:p>1207</text:p>
          </table:table-cell>
          <table:table-cell office:value-type="float" office:value="9852">
            <text:p>9852</text:p>
          </table:table-cell>
          <table:table-cell office:value-type="float" office:value="13480">
            <text:p>13480</text:p>
          </table:table-cell>
          <table:table-cell office:value-type="float" office:value="18814">
            <text:p>18814</text:p>
          </table:table-cell>
          <table:table-cell office:value-type="float" office:value="-202.625">
            <text:p>-202.625</text:p>
          </table:table-cell>
          <table:table-cell office:value-type="float" office:value="-142.75">
            <text:p>-142.75</text:p>
          </table:table-cell>
          <table:table-cell office:value-type="float" office:value="-277.875">
            <text:p>-277.875</text:p>
          </table:table-cell>
          <table:table-cell office:value-type="float" office:value="-0.0205668899715794">
            <text:p>-0.02056689</text:p>
          </table:table-cell>
          <table:table-cell office:value-type="float" office:value="-0.010589762611276">
            <text:p>-0.0105897626</text:p>
          </table:table-cell>
          <table:table-cell office:value-type="float" office:value="-0.0147695864781546">
            <text:p>-0.0147695865</text:p>
          </table:table-cell>
          <table:table-cell office:value-type="float" office:value="0.928844959147154">
            <text:p>0.9288449591</text:p>
          </table:table-cell>
          <table:table-cell office:value-type="float" office:value="0.963155631281974">
            <text:p>0.9631556313</text:p>
          </table:table-cell>
          <table:table-cell office:value-type="float" office:value="0.948734003068541">
            <text:p>0.9487340031</text:p>
          </table:table-cell>
          <table:table-cell office:value-type="float" office:value="-33.3543162222068">
            <text:p>-33.35431622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781">
            <text:p>781</text:p>
          </table:table-cell>
          <table:table-cell office:value-type="float" office:value="1187">
            <text:p>1187</text:p>
          </table:table-cell>
          <table:table-cell office:value-type="float" office:value="9830">
            <text:p>9830</text:p>
          </table:table-cell>
          <table:table-cell office:value-type="float" office:value="13300">
            <text:p>13300</text:p>
          </table:table-cell>
          <table:table-cell office:value-type="float" office:value="19240">
            <text:p>19240</text:p>
          </table:table-cell>
          <table:table-cell office:value-type="float" office:value="-124.375">
            <text:p>-124.375</text:p>
          </table:table-cell>
          <table:table-cell office:value-type="float" office:value="-355">
            <text:p>-355</text:p>
          </table:table-cell>
          <table:table-cell office:value-type="float" office:value="-434.875">
            <text:p>-434.875</text:p>
          </table:table-cell>
          <table:table-cell office:value-type="float" office:value="-0.0126525940996948">
            <text:p>-0.0126525941</text:p>
          </table:table-cell>
          <table:table-cell office:value-type="float" office:value="-0.0266917293233083">
            <text:p>-0.0266917293</text:p>
          </table:table-cell>
          <table:table-cell office:value-type="float" office:value="-0.0226026507276507">
            <text:p>-0.0226026507</text:p>
          </table:table-cell>
          <table:table-cell office:value-type="float" office:value="0.956029693400473">
            <text:p>0.9560296934</text:p>
          </table:table-cell>
          <table:table-cell office:value-type="float" office:value="0.907975346260388">
            <text:p>0.9079753463</text:p>
          </table:table-cell>
          <table:table-cell office:value-type="float" office:value="0.921892046900258">
            <text:p>0.9218920469</text:p>
          </table:table-cell>
          <table:table-cell office:value-type="float" office:value="0">
            <text:p>0</text:p>
          </table:table-cell>
          <table:table-cell office:value-type="float" office:value="-25.6204763842209">
            <text:p>-25.6204763842</text:p>
          </table:table-cell>
          <table:table-cell office:value-type="float" office:value="-30.3187382347227">
            <text:p>-30.3187382347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85">
            <text:p>685</text:p>
          </table:table-cell>
          <table:table-cell office:value-type="float" office:value="1085">
            <text:p>1085</text:p>
          </table:table-cell>
          <table:table-cell office:value-type="float" office:value="9756">
            <text:p>9756</text:p>
          </table:table-cell>
          <table:table-cell office:value-type="float" office:value="13874">
            <text:p>13874</text:p>
          </table:table-cell>
          <table:table-cell office:value-type="float" office:value="20132">
            <text:p>20132</text:p>
          </table:table-cell>
          <table:table-cell office:value-type="float" office:value="-71.25">
            <text:p>-71.25</text:p>
          </table:table-cell>
          <table:table-cell office:value-type="float" office:value="-238">
            <text:p>-238</text:p>
          </table:table-cell>
          <table:table-cell office:value-type="float" office:value="-299.875">
            <text:p>-299.875</text:p>
          </table:table-cell>
          <table:table-cell office:value-type="float" office:value="-0.00730319803198032">
            <text:p>-0.007303198</text:p>
          </table:table-cell>
          <table:table-cell office:value-type="float" office:value="-0.0171543895055499">
            <text:p>-0.0171543895</text:p>
          </table:table-cell>
          <table:table-cell office:value-type="float" office:value="-0.0148954400953706">
            <text:p>-0.0148954401</text:p>
          </table:table-cell>
          <table:table-cell office:value-type="float" office:value="0.974543346822998">
            <text:p>0.9745433468</text:p>
          </table:table-cell>
          <table:table-cell office:value-type="float" office:value="0.940536411966019">
            <text:p>0.940536412</text:p>
          </table:table-cell>
          <table:table-cell office:value-type="float" office:value="0.948300832972047">
            <text:p>0.94830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482">
            <text:p>482</text:p>
          </table:table-cell>
          <table:table-cell office:value-type="float" office:value="735">
            <text:p>735</text:p>
          </table:table-cell>
          <table:table-cell office:value-type="float" office:value="1130">
            <text:p>1130</text:p>
          </table:table-cell>
          <table:table-cell office:value-type="float" office:value="9450">
            <text:p>9450</text:p>
          </table:table-cell>
          <table:table-cell office:value-type="float" office:value="12887">
            <text:p>12887</text:p>
          </table:table-cell>
          <table:table-cell office:value-type="float" office:value="20049">
            <text:p>20049</text:p>
          </table:table-cell>
          <table:table-cell office:value-type="float" office:value="-245.375">
            <text:p>-245.375</text:p>
          </table:table-cell>
          <table:table-cell office:value-type="float" office:value="-142.25">
            <text:p>-142.25</text:p>
          </table:table-cell>
          <table:table-cell office:value-type="float" office:value="-345.75">
            <text:p>-345.75</text:p>
          </table:table-cell>
          <table:table-cell office:value-type="float" office:value="-0.0259656084656085">
            <text:p>-0.0259656085</text:p>
          </table:table-cell>
          <table:table-cell office:value-type="float" office:value="-0.0110382556064251">
            <text:p>-0.0110382556</text:p>
          </table:table-cell>
          <table:table-cell office:value-type="float" office:value="-0.017245249139608">
            <text:p>-0.0172452491</text:p>
          </table:table-cell>
          <table:table-cell office:value-type="float" office:value="0.910441827503429">
            <text:p>0.9104418275</text:p>
          </table:table-cell>
          <table:table-cell office:value-type="float" office:value="0.961604917827704">
            <text:p>0.9616049178</text:p>
          </table:table-cell>
          <table:table-cell office:value-type="float" office:value="0.940224529302431">
            <text:p>0.9402245293</text:p>
          </table:table-cell>
          <table:table-cell office:value-type="float" office:value="-26.3467243289275">
            <text:p>-26.34672432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756">
            <text:p>756</text:p>
          </table:table-cell>
          <table:table-cell office:value-type="float" office:value="9161">
            <text:p>9161</text:p>
          </table:table-cell>
          <table:table-cell office:value-type="float" office:value="12625">
            <text:p>12625</text:p>
          </table:table-cell>
          <table:table-cell office:value-type="float" office:value="18381">
            <text:p>18381</text:p>
          </table:table-cell>
          <table:table-cell office:value-type="float" office:value="-122">
            <text:p>-122</text:p>
          </table:table-cell>
          <table:table-cell office:value-type="float" office:value="-236.125">
            <text:p>-236.125</text:p>
          </table:table-cell>
          <table:table-cell office:value-type="float" office:value="-268">
            <text:p>-268</text:p>
          </table:table-cell>
          <table:table-cell office:value-type="float" office:value="-0.0133173234363061">
            <text:p>-0.0133173234</text:p>
          </table:table-cell>
          <table:table-cell office:value-type="float" office:value="-0.0187029702970297">
            <text:p>-0.0187029703</text:p>
          </table:table-cell>
          <table:table-cell office:value-type="float" office:value="-0.0145802731081008">
            <text:p>-0.0145802731</text:p>
          </table:table-cell>
          <table:table-cell office:value-type="float" office:value="0.953736976135803">
            <text:p>0.9537369761</text:p>
          </table:table-cell>
          <table:table-cell office:value-type="float" office:value="0.935225214112342">
            <text:p>0.9352252141</text:p>
          </table:table-cell>
          <table:table-cell office:value-type="float" office:value="0.949385709474905">
            <text:p>0.94938570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05">
            <text:p>705</text:p>
          </table:table-cell>
          <table:table-cell office:value-type="float" office:value="8956">
            <text:p>8956</text:p>
          </table:table-cell>
          <table:table-cell office:value-type="float" office:value="12468">
            <text:p>12468</text:p>
          </table:table-cell>
          <table:table-cell office:value-type="float" office:value="18161">
            <text:p>18161</text:p>
          </table:table-cell>
          <table:table-cell office:value-type="float" office:value="-88.125">
            <text:p>-88.125</text:p>
          </table:table-cell>
          <table:table-cell office:value-type="float" office:value="-129">
            <text:p>-129</text:p>
          </table:table-cell>
          <table:table-cell office:value-type="float" office:value="-248.75">
            <text:p>-248.75</text:p>
          </table:table-cell>
          <table:table-cell office:value-type="float" office:value="-0.00983977221974096">
            <text:p>-0.0098397722</text:p>
          </table:table-cell>
          <table:table-cell office:value-type="float" office:value="-0.0103464870067372">
            <text:p>-0.010346487</text:p>
          </table:table-cell>
          <table:table-cell office:value-type="float" office:value="-0.0136969329882716">
            <text:p>-0.013696933</text:p>
          </table:table-cell>
          <table:table-cell office:value-type="float" office:value="0.965750566620886">
            <text:p>0.9657505666</text:p>
          </table:table-cell>
          <table:table-cell office:value-type="float" office:value="0.963997113071446">
            <text:p>0.9639971131</text:p>
          </table:table-cell>
          <table:table-cell office:value-type="float" office:value="0.952428442248688">
            <text:p>0.95242844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8677">
            <text:p>8677</text:p>
          </table:table-cell>
          <table:table-cell office:value-type="float" office:value="12263">
            <text:p>12263</text:p>
          </table:table-cell>
          <table:table-cell office:value-type="float" office:value="19327">
            <text:p>19327</text:p>
          </table:table-cell>
          <table:table-cell office:value-type="float" office:value="-244.375">
            <text:p>-244.375</text:p>
          </table:table-cell>
          <table:table-cell office:value-type="float" office:value="-79.25">
            <text:p>-79.25</text:p>
          </table:table-cell>
          <table:table-cell office:value-type="float" office:value="-296.375">
            <text:p>-296.375</text:p>
          </table:table-cell>
          <table:table-cell office:value-type="float" office:value="-0.0281635357842572">
            <text:p>-0.0281635358</text:p>
          </table:table-cell>
          <table:table-cell office:value-type="float" office:value="-0.00646252956046644">
            <text:p>-0.0064625296</text:p>
          </table:table-cell>
          <table:table-cell office:value-type="float" office:value="-0.0153347648367569">
            <text:p>-0.0153347648</text:p>
          </table:table-cell>
          <table:table-cell office:value-type="float" office:value="0.902982266860927">
            <text:p>0.9029822669</text:p>
          </table:table-cell>
          <table:table-cell office:value-type="float" office:value="0.977463004543474">
            <text:p>0.9774630045</text:p>
          </table:table-cell>
          <table:table-cell office:value-type="float" office:value="0.946789226896044">
            <text:p>0.9467892269</text:p>
          </table:table-cell>
          <table:table-cell office:value-type="float" office:value="-24.2632876432718">
            <text:p>-24.26328764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9">
            <text:p>369</text:p>
          </table:table-cell>
          <table:table-cell office:value-type="float" office:value="604">
            <text:p>604</text:p>
          </table:table-cell>
          <table:table-cell office:value-type="float" office:value="8598">
            <text:p>8598</text:p>
          </table:table-cell>
          <table:table-cell office:value-type="float" office:value="11910">
            <text:p>11910</text:p>
          </table:table-cell>
          <table:table-cell office:value-type="float" office:value="17483">
            <text:p>17483</text:p>
          </table:table-cell>
          <table:table-cell office:value-type="float" office:value="-263.875">
            <text:p>-263.875</text:p>
          </table:table-cell>
          <table:table-cell office:value-type="float" office:value="-311.25">
            <text:p>-311.25</text:p>
          </table:table-cell>
          <table:table-cell office:value-type="float" office:value="-233.875">
            <text:p>-233.875</text:p>
          </table:table-cell>
          <table:table-cell office:value-type="float" office:value="-0.0306902768085601">
            <text:p>-0.0306902768</text:p>
          </table:table-cell>
          <table:table-cell office:value-type="float" office:value="-0.0261335012594458">
            <text:p>-0.0261335013</text:p>
          </table:table-cell>
          <table:table-cell office:value-type="float" office:value="-0.0133772807870503">
            <text:p>-0.0133772808</text:p>
          </table:table-cell>
          <table:table-cell office:value-type="float" office:value="0.894430141627588">
            <text:p>0.8944301416</text:p>
          </table:table-cell>
          <table:table-cell office:value-type="float" office:value="0.909871346972571">
            <text:p>0.909871347</text:p>
          </table:table-cell>
          <table:table-cell office:value-type="float" office:value="0.953530262462185">
            <text:p>0.9535302625</text:p>
          </table:table-cell>
          <table:table-cell office:value-type="float" office:value="-22.2368630971593">
            <text:p>-22.2368630972</text:p>
          </table:table-cell>
          <table:table-cell office:value-type="float" office:value="-26.175215442167">
            <text:p>-26.17521544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8734">
            <text:p>8734</text:p>
          </table:table-cell>
          <table:table-cell office:value-type="float" office:value="11874">
            <text:p>11874</text:p>
          </table:table-cell>
          <table:table-cell office:value-type="float" office:value="16921">
            <text:p>16921</text:p>
          </table:table-cell>
          <table:table-cell office:value-type="float" office:value="-136">
            <text:p>-136</text:p>
          </table:table-cell>
          <table:table-cell office:value-type="float" office:value="-175.125">
            <text:p>-175.125</text:p>
          </table:table-cell>
          <table:table-cell office:value-type="float" office:value="-344.375">
            <text:p>-344.375</text:p>
          </table:table-cell>
          <table:table-cell office:value-type="float" office:value="-0.0155713304327914">
            <text:p>-0.0155713304</text:p>
          </table:table-cell>
          <table:table-cell office:value-type="float" office:value="-0.0147486104092976">
            <text:p>-0.0147486104</text:p>
          </table:table-cell>
          <table:table-cell office:value-type="float" office:value="-0.0203519295549908">
            <text:p>-0.0203519296</text:p>
          </table:table-cell>
          <table:table-cell office:value-type="float" office:value="0.945975577494867">
            <text:p>0.9459755775</text:p>
          </table:table-cell>
          <table:table-cell office:value-type="float" office:value="0.948806205725109">
            <text:p>0.9488062057</text:p>
          </table:table-cell>
          <table:table-cell office:value-type="float" office:value="0.92958008058929">
            <text:p>0.9295800806</text:p>
          </table:table-cell>
          <table:table-cell table:number-columns-repeated="2" office:value-type="float" office:value="0">
            <text:p>0</text:p>
          </table:table-cell>
          <table:table-cell office:value-type="float" office:value="-33.7102958997096">
            <text:p>-33.7102958997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346">
            <text:p>346</text:p>
          </table:table-cell>
          <table:table-cell table:number-columns-repeated="2" office:value-type="float" office:value="914">
            <text:p>914</text:p>
          </table:table-cell>
          <table:table-cell office:value-type="float" office:value="8495">
            <text:p>8495</text:p>
          </table:table-cell>
          <table:table-cell office:value-type="float" office:value="12650">
            <text:p>12650</text:p>
          </table:table-cell>
          <table:table-cell office:value-type="float" office:value="17992">
            <text:p>17992</text:p>
          </table:table-cell>
          <table:table-cell office:value-type="float" office:value="-66.25">
            <text:p>-66.25</text:p>
          </table:table-cell>
          <table:table-cell office:value-type="float" office:value="-438.375">
            <text:p>-438.375</text:p>
          </table:table-cell>
          <table:table-cell office:value-type="float" office:value="-607.625">
            <text:p>-607.625</text:p>
          </table:table-cell>
          <table:table-cell office:value-type="float" office:value="-0.00779870512065921">
            <text:p>-0.0077987051</text:p>
          </table:table-cell>
          <table:table-cell office:value-type="float" office:value="-0.0346541501976285">
            <text:p>-0.0346541502</text:p>
          </table:table-cell>
          <table:table-cell office:value-type="float" office:value="-0.0337719542018675">
            <text:p>-0.0337719542</text:p>
          </table:table-cell>
          <table:table-cell office:value-type="float" office:value="0.972823738888748">
            <text:p>0.9728237389</text:p>
          </table:table-cell>
          <table:table-cell office:value-type="float" office:value="0.881064258155103">
            <text:p>0.8810642582</text:p>
          </table:table-cell>
          <table:table-cell office:value-type="float" office:value="0.884033628279065">
            <text:p>0.8840336283</text:p>
          </table:table-cell>
          <table:table-cell office:value-type="float" office:value="0">
            <text:p>0</text:p>
          </table:table-cell>
          <table:table-cell office:value-type="float" office:value="-19.6532411603194">
            <text:p>-19.6532411603</text:p>
          </table:table-cell>
          <table:table-cell office:value-type="float" office:value="-20.175785261824">
            <text:p>-20.1757852618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454">
            <text:p>454</text:p>
          </table:table-cell>
          <table:table-cell office:value-type="float" office:value="670">
            <text:p>670</text:p>
          </table:table-cell>
          <table:table-cell office:value-type="float" office:value="1006">
            <text:p>1006</text:p>
          </table:table-cell>
          <table:table-cell office:value-type="float" office:value="8244">
            <text:p>8244</text:p>
          </table:table-cell>
          <table:table-cell office:value-type="float" office:value="12268">
            <text:p>12268</text:p>
          </table:table-cell>
          <table:table-cell office:value-type="float" office:value="18810">
            <text:p>18810</text:p>
          </table:table-cell>
          <table:table-cell office:value-type="float" office:value="-198.875">
            <text:p>-198.875</text:p>
          </table:table-cell>
          <table:table-cell office:value-type="float" office:value="-488.875">
            <text:p>-488.875</text:p>
          </table:table-cell>
          <table:table-cell office:value-type="float" office:value="-301.125">
            <text:p>-301.125</text:p>
          </table:table-cell>
          <table:table-cell office:value-type="float" office:value="-0.0241236050460941">
            <text:p>-0.024123605</text:p>
          </table:table-cell>
          <table:table-cell office:value-type="float" office:value="-0.0398496087381806">
            <text:p>-0.0398496087</text:p>
          </table:table-cell>
          <table:table-cell office:value-type="float" office:value="-0.0160087719298246">
            <text:p>-0.0160087719</text:p>
          </table:table-cell>
          <table:table-cell office:value-type="float" office:value="0.916708001046694">
            <text:p>0.916708001</text:p>
          </table:table-cell>
          <table:table-cell office:value-type="float" office:value="0.863638832396877">
            <text:p>0.8636388324</text:p>
          </table:table-cell>
          <table:table-cell office:value-type="float" office:value="0.944471608571868">
            <text:p>0.9444716086</text:p>
          </table:table-cell>
          <table:table-cell office:value-type="float" office:value="-28.3851666627356">
            <text:p>-28.3851666627</text:p>
          </table:table-cell>
          <table:table-cell office:value-type="float" office:value="-17.0451549971549">
            <text:p>-17.0451549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522">
            <text:p>52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8024">
            <text:p>8024</text:p>
          </table:table-cell>
          <table:table-cell office:value-type="float" office:value="10934">
            <text:p>10934</text:p>
          </table:table-cell>
          <table:table-cell office:value-type="float" office:value="17127">
            <text:p>17127</text:p>
          </table:table-cell>
          <table:table-cell office:value-type="float" office:value="-481.875">
            <text:p>-481.875</text:p>
          </table:table-cell>
          <table:table-cell office:value-type="float" office:value="-284.375">
            <text:p>-284.375</text:p>
          </table:table-cell>
          <table:table-cell office:value-type="float" office:value="-250.875">
            <text:p>-250.875</text:p>
          </table:table-cell>
          <table:table-cell office:value-type="float" office:value="-0.0600542123629113">
            <text:p>-0.0600542124</text:p>
          </table:table-cell>
          <table:table-cell office:value-type="float" office:value="-0.0260083226632522">
            <text:p>-0.0260083227</text:p>
          </table:table-cell>
          <table:table-cell office:value-type="float" office:value="-0.0146479243300053">
            <text:p>-0.0146479243</text:p>
          </table:table-cell>
          <table:table-cell office:value-type="float" office:value="0.796879013237969">
            <text:p>0.7968790132</text:p>
          </table:table-cell>
          <table:table-cell office:value-type="float" office:value="0.910296679060219">
            <text:p>0.9102966791</text:p>
          </table:table-cell>
          <table:table-cell office:value-type="float" office:value="0.94915280575185">
            <text:p>0.9491528058</text:p>
          </table:table-cell>
          <table:table-cell office:value-type="float" office:value="-11.1918735793223">
            <text:p>-11.1918735793</text:p>
          </table:table-cell>
          <table:table-cell office:value-type="float" office:value="-26.3028801484721">
            <text:p>-26.30288014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6807">
            <text:p>6807</text:p>
          </table:table-cell>
          <table:table-cell office:value-type="float" office:value="11030">
            <text:p>11030</text:p>
          </table:table-cell>
          <table:table-cell office:value-type="float" office:value="15937">
            <text:p>15937</text:p>
          </table:table-cell>
          <table:table-cell office:value-type="float" office:value="-533.625">
            <text:p>-533.625</text:p>
          </table:table-cell>
          <table:table-cell office:value-type="float" office:value="-120.5">
            <text:p>-120.5</text:p>
          </table:table-cell>
          <table:table-cell office:value-type="float" office:value="-499.5">
            <text:p>-499.5</text:p>
          </table:table-cell>
          <table:table-cell office:value-type="float" office:value="-0.0783935654473336">
            <text:p>-0.0783935654</text:p>
          </table:table-cell>
          <table:table-cell office:value-type="float" office:value="-0.0109247506799637">
            <text:p>-0.0109247507</text:p>
          </table:table-cell>
          <table:table-cell office:value-type="float" office:value="-0.0313421597540315">
            <text:p>-0.0313421598</text:p>
          </table:table-cell>
          <table:table-cell office:value-type="float" office:value="0.737667801097281">
            <text:p>0.7376678011</text:p>
          </table:table-cell>
          <table:table-cell office:value-type="float" office:value="0.961997298967869">
            <text:p>0.961997299</text:p>
          </table:table-cell>
          <table:table-cell office:value-type="float" office:value="0.892227809577862">
            <text:p>0.8922278096</text:p>
          </table:table-cell>
          <table:table-cell office:value-type="float" office:value="-8.49060009598071">
            <text:p>-8.490600096</text:p>
          </table:table-cell>
          <table:table-cell office:value-type="float" office:value="0">
            <text:p>0</text:p>
          </table:table-cell>
          <table:table-cell office:value-type="float" office:value="-21.7670757906295">
            <text:p>-21.7670757906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94">
            <text:p>494</text:p>
          </table:table-cell>
          <table:table-cell office:value-type="float" office:value="694">
            <text:p>694</text:p>
          </table:table-cell>
          <table:table-cell office:value-type="float" office:value="1007">
            <text:p>1007</text:p>
          </table:table-cell>
          <table:table-cell office:value-type="float" office:value="5220">
            <text:p>5220</text:p>
          </table:table-cell>
          <table:table-cell office:value-type="float" office:value="10060">
            <text:p>10060</text:p>
          </table:table-cell>
          <table:table-cell office:value-type="float" office:value="17426">
            <text:p>17426</text:p>
          </table:table-cell>
          <table:table-cell office:value-type="float" office:value="-530.25">
            <text:p>-530.25</text:p>
          </table:table-cell>
          <table:table-cell office:value-type="float" office:value="-927.125">
            <text:p>-927.125</text:p>
          </table:table-cell>
          <table:table-cell office:value-type="float" office:value="-585.75">
            <text:p>-585.75</text:p>
          </table:table-cell>
          <table:table-cell office:value-type="float" office:value="-0.101580459770115">
            <text:p>-0.1015804598</text:p>
          </table:table-cell>
          <table:table-cell office:value-type="float" office:value="-0.0921595427435388">
            <text:p>-0.0921595427</text:p>
          </table:table-cell>
          <table:table-cell office:value-type="float" office:value="-0.0336135659359578">
            <text:p>-0.0336135659</text:p>
          </table:table-cell>
          <table:table-cell office:value-type="float" office:value="0.664692826826529">
            <text:p>0.6646928268</text:p>
          </table:table-cell>
          <table:table-cell office:value-type="float" office:value="0.694088627782263">
            <text:p>0.6940886278</text:p>
          </table:table-cell>
          <table:table-cell office:value-type="float" office:value="0.884567067981412">
            <text:p>0.884567068</text:p>
          </table:table-cell>
          <table:table-cell office:value-type="float" office:value="-6.47086733113123">
            <text:p>-6.4708673311</text:p>
          </table:table-cell>
          <table:table-cell office:value-type="float" office:value="-7.16900801921287">
            <text:p>-7.1690080192</text:p>
          </table:table-cell>
          <table:table-cell office:value-type="float" office:value="-20.2725061326133">
            <text:p>-20.2725061326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29">
            <text:p>429</text:p>
          </table:table-cell>
          <table:table-cell table:number-columns-repeated="2" office:value-type="float" office:value="935">
            <text:p>935</text:p>
          </table:table-cell>
          <table:table-cell office:value-type="float" office:value="5516">
            <text:p>5516</text:p>
          </table:table-cell>
          <table:table-cell office:value-type="float" office:value="9971">
            <text:p>9971</text:p>
          </table:table-cell>
          <table:table-cell office:value-type="float" office:value="16431">
            <text:p>16431</text:p>
          </table:table-cell>
          <table:table-cell office:value-type="float" office:value="-616.75">
            <text:p>-616.75</text:p>
          </table:table-cell>
          <table:table-cell office:value-type="float" office:value="-795.75">
            <text:p>-795.75</text:p>
          </table:table-cell>
          <table:table-cell office:value-type="float" office:value="-487">
            <text:p>-487</text:p>
          </table:table-cell>
          <table:table-cell office:value-type="float" office:value="-0.111811094996374">
            <text:p>-0.111811095</text:p>
          </table:table-cell>
          <table:table-cell office:value-type="float" office:value="-0.0798064386721492">
            <text:p>-0.0798064387</text:p>
          </table:table-cell>
          <table:table-cell office:value-type="float" office:value="-0.0296390968291644">
            <text:p>-0.0296390968</text:p>
          </table:table-cell>
          <table:table-cell office:value-type="float" office:value="0.633164540602695">
            <text:p>0.6331645406</text:p>
          </table:table-cell>
          <table:table-cell office:value-type="float" office:value="0.733160837248399">
            <text:p>0.7331608372</text:p>
          </table:table-cell>
          <table:table-cell office:value-type="float" office:value="0.897984974177188">
            <text:p>0.8979849742</text:p>
          </table:table-cell>
          <table:table-cell office:value-type="float" office:value="-5.84584921678927">
            <text:p>-5.8458492168</text:p>
          </table:table-cell>
          <table:table-cell office:value-type="float" office:value="-8.33397691983488">
            <text:p>-8.3339769198</text:p>
          </table:table-cell>
          <table:table-cell office:value-type="float" office:value="-23.0379335484809">
            <text:p>-23.0379335485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table:number-columns-repeated="2" office:value-type="float" office:value="858">
            <text:p>858</text:p>
          </table:table-cell>
          <table:table-cell office:value-type="float" office:value="4743">
            <text:p>4743</text:p>
          </table:table-cell>
          <table:table-cell office:value-type="float" office:value="9035">
            <text:p>9035</text:p>
          </table:table-cell>
          <table:table-cell office:value-type="float" office:value="14600">
            <text:p>14600</text:p>
          </table:table-cell>
          <table:table-cell office:value-type="float" office:value="-348.5">
            <text:p>-348.5</text:p>
          </table:table-cell>
          <table:table-cell office:value-type="float" office:value="-645">
            <text:p>-645</text:p>
          </table:table-cell>
          <table:table-cell office:value-type="float" office:value="-383">
            <text:p>-383</text:p>
          </table:table-cell>
          <table:table-cell office:value-type="float" office:value="-0.0734767025089606">
            <text:p>-0.0734767025</text:p>
          </table:table-cell>
          <table:table-cell office:value-type="float" office:value="-0.0713890426120642">
            <text:p>-0.0713890426</text:p>
          </table:table-cell>
          <table:table-cell office:value-type="float" office:value="-0.0262328767123288">
            <text:p>-0.0262328767</text:p>
          </table:table-cell>
          <table:table-cell office:value-type="float" office:value="0.753413239809355">
            <text:p>0.7534132398</text:p>
          </table:table-cell>
          <table:table-cell office:value-type="float" office:value="0.760127285851707">
            <text:p>0.7601272859</text:p>
          </table:table-cell>
          <table:table-cell office:value-type="float" office:value="0.909533732595234">
            <text:p>0.9095337326</text:p>
          </table:table-cell>
          <table:table-cell office:value-type="float" office:value="-9.08258271459757">
            <text:p>-9.0825827146</text:p>
          </table:table-cell>
          <table:table-cell office:value-type="float" office:value="-9.35858237714072">
            <text:p>-9.3585823771</text:p>
          </table:table-cell>
          <table:table-cell office:value-type="float" office:value="-26.0747338422017">
            <text:p>-26.0747338422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61">
            <text:p>361</text:p>
          </table:table-cell>
          <table:table-cell table:number-columns-repeated="2" office:value-type="float" office:value="854">
            <text:p>854</text:p>
          </table:table-cell>
          <table:table-cell office:value-type="float" office:value="4060">
            <text:p>4060</text:p>
          </table:table-cell>
          <table:table-cell office:value-type="float" office:value="8799">
            <text:p>8799</text:p>
          </table:table-cell>
          <table:table-cell office:value-type="float" office:value="15438">
            <text:p>15438</text:p>
          </table:table-cell>
          <table:table-cell office:value-type="float" office:value="-310.375">
            <text:p>-310.375</text:p>
          </table:table-cell>
          <table:table-cell office:value-type="float" office:value="-603.125">
            <text:p>-603.125</text:p>
          </table:table-cell>
          <table:table-cell office:value-type="float" office:value="-493.625">
            <text:p>-493.625</text:p>
          </table:table-cell>
          <table:table-cell office:value-type="float" office:value="-0.0764470443349754">
            <text:p>-0.0764470443</text:p>
          </table:table-cell>
          <table:table-cell office:value-type="float" office:value="-0.0685447209910217">
            <text:p>-0.068544721</text:p>
          </table:table-cell>
          <table:table-cell office:value-type="float" office:value="-0.0319746728850887">
            <text:p>-0.0319746729</text:p>
          </table:table-cell>
          <table:table-cell office:value-type="float" office:value="0.743889879979191">
            <text:p>0.74388988</text:p>
          </table:table-cell>
          <table:table-cell office:value-type="float" office:value="0.769302298931869">
            <text:p>0.7693022989</text:p>
          </table:table-cell>
          <table:table-cell office:value-type="float" office:value="0.890092509126162">
            <text:p>0.8900925091</text:p>
          </table:table-cell>
          <table:table-cell office:value-type="float" office:value="-8.71585715877929">
            <text:p>-8.7158571588</text:p>
          </table:table-cell>
          <table:table-cell office:value-type="float" office:value="-9.7616602149264">
            <text:p>-9.7616602149</text:p>
          </table:table-cell>
          <table:table-cell office:value-type="float" office:value="-21.3295562762275">
            <text:p>-21.3295562762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4536">
            <text:p>4536</text:p>
          </table:table-cell>
          <table:table-cell office:value-type="float" office:value="9210">
            <text:p>9210</text:p>
          </table:table-cell>
          <table:table-cell office:value-type="float" office:value="16701">
            <text:p>16701</text:p>
          </table:table-cell>
          <table:table-cell office:value-type="float" office:value="-169.75">
            <text:p>-169.75</text:p>
          </table:table-cell>
          <table:table-cell office:value-type="float" office:value="-444.375">
            <text:p>-444.375</text:p>
          </table:table-cell>
          <table:table-cell office:value-type="float" office:value="-678.25">
            <text:p>-678.25</text:p>
          </table:table-cell>
          <table:table-cell office:value-type="float" office:value="-0.0374228395061728">
            <text:p>-0.0374228395</text:p>
          </table:table-cell>
          <table:table-cell office:value-type="float" office:value="-0.0482491856677524">
            <text:p>-0.0482491857</text:p>
          </table:table-cell>
          <table:table-cell office:value-type="float" office:value="-0.0406113406382851">
            <text:p>-0.0406113406</text:p>
          </table:table-cell>
          <table:table-cell office:value-type="float" office:value="0.871764980805136">
            <text:p>0.8717649808</text:p>
          </table:table-cell>
          <table:table-cell office:value-type="float" office:value="0.835690698641365">
            <text:p>0.8356906986</text:p>
          </table:table-cell>
          <table:table-cell office:value-type="float" office:value="0.861092898503342">
            <text:p>0.8610928985</text:p>
          </table:table-cell>
          <table:table-cell office:value-type="float" office:value="-18.1732593498534">
            <text:p>-18.1732593499</text:p>
          </table:table-cell>
          <table:table-cell office:value-type="float" office:value="-14.0165571996268">
            <text:p>-14.0165571996</text:p>
          </table:table-cell>
          <table:table-cell office:value-type="float" office:value="-16.7188548782494">
            <text:p>-16.7188548782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644">
            <text:p>644</text:p>
          </table:table-cell>
          <table:table-cell office:value-type="float" office:value="949">
            <text:p>949</text:p>
          </table:table-cell>
          <table:table-cell office:value-type="float" office:value="5026">
            <text:p>5026</text:p>
          </table:table-cell>
          <table:table-cell office:value-type="float" office:value="9044">
            <text:p>9044</text:p>
          </table:table-cell>
          <table:table-cell office:value-type="float" office:value="15771">
            <text:p>15771</text:p>
          </table:table-cell>
          <table:table-cell office:value-type="float" office:value="-201.25">
            <text:p>-201.25</text:p>
          </table:table-cell>
          <table:table-cell office:value-type="float" office:value="-570">
            <text:p>-570</text:p>
          </table:table-cell>
          <table:table-cell office:value-type="float" office:value="-711.125">
            <text:p>-711.125</text:p>
          </table:table-cell>
          <table:table-cell office:value-type="float" office:value="-0.040041782729805">
            <text:p>-0.0400417827</text:p>
          </table:table-cell>
          <table:table-cell office:value-type="float" office:value="-0.0630252100840336">
            <text:p>-0.0630252101</text:p>
          </table:table-cell>
          <table:table-cell office:value-type="float" office:value="-0.0450906727537886">
            <text:p>-0.0450906728</text:p>
          </table:table-cell>
          <table:table-cell office:value-type="float" office:value="0.862996315399477">
            <text:p>0.8629963154</text:p>
          </table:table-cell>
          <table:table-cell office:value-type="float" office:value="0.78719723183391">
            <text:p>0.7871972318</text:p>
          </table:table-cell>
          <table:table-cell office:value-type="float" office:value="0.846167656149743">
            <text:p>0.8461676561</text:p>
          </table:table-cell>
          <table:table-cell office:value-type="float" office:value="-16.9616634041053">
            <text:p>-16.9616634041</text:p>
          </table:table-cell>
          <table:table-cell office:value-type="float" office:value="-10.6476016801253">
            <text:p>-10.6476016801</text:p>
          </table:table-cell>
          <table:table-cell office:value-type="float" office:value="-15.0230576870249">
            <text:p>-15.023057687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72">
            <text:p>472</text:p>
          </table:table-cell>
          <table:table-cell office:value-type="float" office:value="958">
            <text:p>958</text:p>
          </table:table-cell>
          <table:table-cell office:value-type="float" office:value="4743">
            <text:p>4743</text:p>
          </table:table-cell>
          <table:table-cell office:value-type="float" office:value="8031">
            <text:p>8031</text:p>
          </table:table-cell>
          <table:table-cell office:value-type="float" office:value="13893">
            <text:p>13893</text:p>
          </table:table-cell>
          <table:table-cell office:value-type="float" office:value="-348.5">
            <text:p>-348.5</text:p>
          </table:table-cell>
          <table:table-cell office:value-type="float" office:value="-454.5">
            <text:p>-454.5</text:p>
          </table:table-cell>
          <table:table-cell office:value-type="float" office:value="-724.875">
            <text:p>-724.875</text:p>
          </table:table-cell>
          <table:table-cell office:value-type="float" office:value="-0.0734767025089606">
            <text:p>-0.0734767025</text:p>
          </table:table-cell>
          <table:table-cell office:value-type="float" office:value="-0.0565932013447889">
            <text:p>-0.0565932013</text:p>
          </table:table-cell>
          <table:table-cell office:value-type="float" office:value="-0.0521755560354135">
            <text:p>-0.052175556</text:p>
          </table:table-cell>
          <table:table-cell office:value-type="float" office:value="0.753413239809355">
            <text:p>0.7534132398</text:p>
          </table:table-cell>
          <table:table-cell office:value-type="float" office:value="0.808201264552604">
            <text:p>0.8082012646</text:p>
          </table:table-cell>
          <table:table-cell office:value-type="float" office:value="0.822721239625358">
            <text:p>0.8227212396</text:p>
          </table:table-cell>
          <table:table-cell office:value-type="float" office:value="-9.08258271459757">
            <text:p>-9.0825827146</text:p>
          </table:table-cell>
          <table:table-cell office:value-type="float" office:value="-11.8979493076028">
            <text:p>-11.8979493076</text:p>
          </table:table-cell>
          <table:table-cell office:value-type="float" office:value="-12.9352339204184">
            <text:p>-12.935233920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37">
            <text:p>437</text:p>
          </table:table-cell>
          <table:table-cell office:value-type="float" office:value="4607">
            <text:p>4607</text:p>
          </table:table-cell>
          <table:table-cell office:value-type="float" office:value="7588">
            <text:p>7588</text:p>
          </table:table-cell>
          <table:table-cell office:value-type="float" office:value="11760">
            <text:p>11760</text:p>
          </table:table-cell>
          <table:table-cell office:value-type="float" office:value="-202.75">
            <text:p>-202.75</text:p>
          </table:table-cell>
          <table:table-cell office:value-type="float" office:value="-343.5">
            <text:p>-343.5</text:p>
          </table:table-cell>
          <table:table-cell office:value-type="float" office:value="-82.75">
            <text:p>-82.75</text:p>
          </table:table-cell>
          <table:table-cell office:value-type="float" office:value="-0.0440091165617539">
            <text:p>-0.0440091166</text:p>
          </table:table-cell>
          <table:table-cell office:value-type="float" office:value="-0.0452688455455983">
            <text:p>-0.0452688455</text:p>
          </table:table-cell>
          <table:table-cell office:value-type="float" office:value="-0.00703656462585034">
            <text:p>-0.0070365646</text:p>
          </table:table-cell>
          <table:table-cell office:value-type="float" office:value="0.849764224621332">
            <text:p>0.8497642246</text:p>
          </table:table-cell>
          <table:table-cell office:value-type="float" office:value="0.845575606609387">
            <text:p>0.8455756066</text:p>
          </table:table-cell>
          <table:table-cell office:value-type="float" office:value="0.975469069763322">
            <text:p>0.9754690698</text:p>
          </table:table-cell>
          <table:table-cell office:value-type="float" office:value="-15.4009084779564">
            <text:p>-15.400908478</text:p>
          </table:table-cell>
          <table:table-cell office:value-type="float" office:value="-14.9625433797944">
            <text:p>-14.96254337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3">
            <text:p>3</text:p>
          </table:table-cell>
          <table:table-cell office:value-type="float" office:value="394">
            <text:p>394</text:p>
          </table:table-cell>
          <table:table-cell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4760">
            <text:p>4760</text:p>
          </table:table-cell>
          <table:table-cell office:value-type="float" office:value="7080">
            <text:p>7080</text:p>
          </table:table-cell>
          <table:table-cell office:value-type="float" office:value="11900">
            <text:p>11900</text:p>
          </table:table-cell>
          <table:table-cell office:value-type="float" office:value="29.75">
            <text:p>29.75</text:p>
          </table:table-cell>
          <table:table-cell office:value-type="float" office:value="-143.75">
            <text:p>-143.75</text:p>
          </table:table-cell>
          <table:table-cell office:value-type="float" office:value="74.375">
            <text:p>74.375</text:p>
          </table:table-cell>
          <table:table-cell office:value-type="float" office:value="0.00625">
            <text:p>0.00625</text:p>
          </table:table-cell>
          <table:table-cell office:value-type="float" office:value="-0.0203036723163842">
            <text:p>-0.0203036723</text:p>
          </table:table-cell>
          <table:table-cell office:value-type="float" office:value="0.00625">
            <text:p>0.00625</text:p>
          </table:table-cell>
          <table:table-cell office:value-type="float" office:value="1.0219515625">
            <text:p>1.0219515625</text:p>
          </table:table-cell>
          <table:table-cell office:value-type="float" office:value="0.929745135547336">
            <text:p>0.9297451355</text:p>
          </table:table-cell>
          <table:table-cell office:value-type="float" office:value="1.0219515625">
            <text:p>1.0219515625</text:p>
          </table:table-cell>
          <table:table-cell office:value-type="float" office:value="0">
            <text:p>0</text:p>
          </table:table-cell>
          <table:table-cell office:value-type="float" office:value="-33.7912470466185">
            <text:p>-33.79124704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4">
            <text:p>344</text:p>
          </table:table-cell>
          <table:table-cell office:value-type="float" office:value="3906">
            <text:p>3906</text:p>
          </table:table-cell>
          <table:table-cell office:value-type="float" office:value="6832">
            <text:p>6832</text:p>
          </table:table-cell>
          <table:table-cell office:value-type="float" office:value="11935">
            <text:p>11935</text:p>
          </table:table-cell>
          <table:table-cell office:value-type="float" office:value="-89.25">
            <text:p>-89.25</text:p>
          </table:table-cell>
          <table:table-cell office:value-type="float" office:value="-772.625">
            <text:p>-772.625</text:p>
          </table:table-cell>
          <table:table-cell office:value-type="float" office:value="-808.75">
            <text:p>-808.75</text:p>
          </table:table-cell>
          <table:table-cell office:value-type="float" office:value="-0.0228494623655914">
            <text:p>-0.0228494624</text:p>
          </table:table-cell>
          <table:table-cell office:value-type="float" office:value="-0.113089139344262">
            <text:p>-0.1130891393</text:p>
          </table:table-cell>
          <table:table-cell office:value-type="float" office:value="-0.0677628822790113">
            <text:p>-0.0677628823</text:p>
          </table:table-cell>
          <table:table-cell office:value-type="float" office:value="0.921050193664007">
            <text:p>0.9210501937</text:p>
          </table:table-cell>
          <table:table-cell office:value-type="float" office:value="0.629254753032829">
            <text:p>0.629254753</text:p>
          </table:table-cell>
          <table:table-cell office:value-type="float" office:value="0.771829856124388">
            <text:p>0.7718298561</text:p>
          </table:table-cell>
          <table:table-cell office:value-type="float" office:value="-29.987473762812">
            <text:p>-29.9874737628</text:p>
          </table:table-cell>
          <table:table-cell office:value-type="float" office:value="-5.77570683364428">
            <text:p>-5.7757068336</text:p>
          </table:table-cell>
          <table:table-cell office:value-type="float" office:value="-9.87838338144072">
            <text:p>-9.8783833814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90">
            <text:p>290</text:p>
          </table:table-cell>
          <table:table-cell office:value-type="float" office:value="3794">
            <text:p>3794</text:p>
          </table:table-cell>
          <table:table-cell office:value-type="float" office:value="6300">
            <text:p>6300</text:p>
          </table:table-cell>
          <table:table-cell office:value-type="float" office:value="10780">
            <text:p>10780</text:p>
          </table:table-cell>
          <table:table-cell office:value-type="float" office:value="-68.25">
            <text:p>-68.25</text:p>
          </table:table-cell>
          <table:table-cell office:value-type="float" office:value="-59.5">
            <text:p>-59.5</text:p>
          </table:table-cell>
          <table:table-cell office:value-type="float" office:value="-649.25">
            <text:p>-649.25</text:p>
          </table:table-cell>
          <table:table-cell office:value-type="float" office:value="-0.0179889298892989">
            <text:p>-0.0179889299</text:p>
          </table:table-cell>
          <table:table-cell office:value-type="float" office:value="-0.00944444444444444">
            <text:p>-0.0094444444</text:p>
          </table:table-cell>
          <table:table-cell office:value-type="float" office:value="-0.0602272727272727">
            <text:p>-0.0602272727</text:p>
          </table:table-cell>
          <table:table-cell office:value-type="float" office:value="0.937673004520636">
            <text:p>0.9376730045</text:p>
          </table:table-cell>
          <table:table-cell office:value-type="float" office:value="0.967119271604938">
            <text:p>0.9671192716</text:p>
          </table:table-cell>
          <table:table-cell office:value-type="float" office:value="0.796314101239669">
            <text:p>0.7963141012</text:p>
          </table:table-cell>
          <table:table-cell table:number-columns-repeated="2" office:value-type="float" office:value="0">
            <text:p>0</text:p>
          </table:table-cell>
          <table:table-cell office:value-type="float" office:value="-11.1586974565856">
            <text:p>-11.1586974566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3">
            <text:p>3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324">
            <text:p>324</text:p>
          </table:table-cell>
          <table:table-cell office:value-type="float" office:value="4354">
            <text:p>4354</text:p>
          </table:table-cell>
          <table:table-cell office:value-type="float" office:value="6720">
            <text:p>6720</text:p>
          </table:table-cell>
          <table:table-cell office:value-type="float" office:value="10885">
            <text:p>10885</text:p>
          </table:table-cell>
          <table:table-cell office:value-type="float" office:value="-75.25">
            <text:p>-75.25</text:p>
          </table:table-cell>
          <table:table-cell office:value-type="float" office:value="-58.125">
            <text:p>-58.125</text:p>
          </table:table-cell>
          <table:table-cell office:value-type="float" office:value="-188.125">
            <text:p>-188.125</text:p>
          </table:table-cell>
          <table:table-cell office:value-type="float" office:value="-0.0172829581993569">
            <text:p>-0.0172829582</text:p>
          </table:table-cell>
          <table:table-cell office:value-type="float" office:value="-0.00864955357142857">
            <text:p>-0.0086495536</text:p>
          </table:table-cell>
          <table:table-cell office:value-type="float" office:value="-0.0172829581993569">
            <text:p>-0.0172829582</text:p>
          </table:table-cell>
          <table:table-cell office:value-type="float" office:value="0.940095099564727">
            <text:p>0.9400950996</text:p>
          </table:table-cell>
          <table:table-cell office:value-type="float" office:value="0.969873199462891">
            <text:p>0.9698731995</text:p>
          </table:table-cell>
          <table:table-cell office:value-type="float" office:value="0.940095099564727">
            <text:p>0.94009509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3">
            <text:p>3</text:p>
          </table:table-cell>
          <table:table-cell office:value-type="float" office:value="359">
            <text:p>359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4774">
            <text:p>4774</text:p>
          </table:table-cell>
          <table:table-cell office:value-type="float" office:value="6570">
            <text:p>6570</text:p>
          </table:table-cell>
          <table:table-cell office:value-type="float" office:value="11935">
            <text:p>11935</text:p>
          </table:table-cell>
          <table:table-cell office:value-type="float" office:value="-168">
            <text:p>-168</text:p>
          </table:table-cell>
          <table:table-cell office:value-type="float" office:value="-97.5">
            <text:p>-97.5</text:p>
          </table:table-cell>
          <table:table-cell office:value-type="float" office:value="-420">
            <text:p>-420</text:p>
          </table:table-cell>
          <table:table-cell office:value-type="float" office:value="-0.0351906158357771">
            <text:p>-0.0351906158</text:p>
          </table:table-cell>
          <table:table-cell office:value-type="float" office:value="-0.0148401826484018">
            <text:p>-0.0148401826</text:p>
          </table:table-cell>
          <table:table-cell office:value-type="float" office:value="-0.0351906158357771">
            <text:p>-0.0351906158</text:p>
          </table:table-cell>
          <table:table-cell office:value-type="float" office:value="0.879260068282867">
            <text:p>0.8792600683</text:p>
          </table:table-cell>
          <table:table-cell office:value-type="float" office:value="0.948491013531828">
            <text:p>0.9484910135</text:p>
          </table:table-cell>
          <table:table-cell office:value-type="float" office:value="0.879260068282867">
            <text:p>0.8792600683</text:p>
          </table:table-cell>
          <table:table-cell office:value-type="float" office:value="-19.3482895175452">
            <text:p>-19.3482895175</text:p>
          </table:table-cell>
          <table:table-cell office:value-type="float" office:value="0">
            <text:p>0</text:p>
          </table:table-cell>
          <table:table-cell office:value-type="float" office:value="-19.3482895175452">
            <text:p>-19.348289517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4">
            <text:p>344</text:p>
          </table:table-cell>
          <table:table-cell office:value-type="float" office:value="4148">
            <text:p>4148</text:p>
          </table:table-cell>
          <table:table-cell office:value-type="float" office:value="6384">
            <text:p>6384</text:p>
          </table:table-cell>
          <table:table-cell office:value-type="float" office:value="10780">
            <text:p>10780</text:p>
          </table:table-cell>
          <table:table-cell office:value-type="float" office:value="-78.625">
            <text:p>-78.625</text:p>
          </table:table-cell>
          <table:table-cell office:value-type="float" office:value="42">
            <text:p>42</text:p>
          </table:table-cell>
          <table:table-cell office:value-type="float" office:value="-236.25">
            <text:p>-236.25</text:p>
          </table:table-cell>
          <table:table-cell office:value-type="float" office:value="-0.0189549180327869">
            <text:p>-0.018954918</text:p>
          </table:table-cell>
          <table:table-cell office:value-type="float" office:value="0.00657894736842105">
            <text:p>0.0065789474</text:p>
          </table:table-cell>
          <table:table-cell office:value-type="float" office:value="-0.0219155844155844">
            <text:p>-0.0219155844</text:p>
          </table:table-cell>
          <table:table-cell office:value-type="float" office:value="0.9343619931638">
            <text:p>0.9343619932</text:p>
          </table:table-cell>
          <table:table-cell office:value-type="float" office:value="1.02311114958449">
            <text:p>1.0231111496</text:p>
          </table:table-cell>
          <table:table-cell office:value-type="float" office:value="0.924236828512397">
            <text:p>0.9242368285</text:p>
          </table:table-cell>
          <table:table-cell table:number-columns-repeated="2" office:value-type="float" office:value="0">
            <text:p>0</text:p>
          </table:table-cell>
          <table:table-cell office:value-type="float" office:value="-31.2801955767134">
            <text:p>-31.2801955767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3">
            <text:p>3</text:p>
          </table:table-cell>
          <table:table-cell office:value-type="float" office:value="336">
            <text:p>336</text:p>
          </table:table-cell>
          <table:table-cell office:value-type="float" office:value="772">
            <text:p>772</text:p>
          </table:table-cell>
          <table:table-cell office:value-type="float" office:value="336">
            <text:p>336</text:p>
          </table:table-cell>
          <table:table-cell office:value-type="float" office:value="3825">
            <text:p>3825</text:p>
          </table:table-cell>
          <table:table-cell office:value-type="float" office:value="6150">
            <text:p>6150</text:p>
          </table:table-cell>
          <table:table-cell office:value-type="float" office:value="10675">
            <text:p>10675</text:p>
          </table:table-cell>
          <table:table-cell office:value-type="float" office:value="-36.125">
            <text:p>-36.125</text:p>
          </table:table-cell>
          <table:table-cell office:value-type="float" office:value="1.25">
            <text:p>1.25</text:p>
          </table:table-cell>
          <table:table-cell office:value-type="float" office:value="-17.5">
            <text:p>-17.5</text:p>
          </table:table-cell>
          <table:table-cell office:value-type="float" office:value="-0.00944444444444444">
            <text:p>-0.0094444444</text:p>
          </table:table-cell>
          <table:table-cell office:value-type="float" office:value="0.000203252032520325">
            <text:p>0.000203252</text:p>
          </table:table-cell>
          <table:table-cell office:value-type="float" office:value="-0.00163934426229508">
            <text:p>-0.0016393443</text:p>
          </table:table-cell>
          <table:table-cell office:value-type="float" office:value="0.967119271604938">
            <text:p>0.9671192716</text:p>
          </table:table-cell>
          <table:table-cell office:value-type="float" office:value="1.00071146308414">
            <text:p>1.0007114631</text:p>
          </table:table-cell>
          <table:table-cell office:value-type="float" office:value="0.994267562483203">
            <text:p>0.99426756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3">
            <text:p>3</text:p>
          </table:table-cell>
          <table:table-cell office:value-type="float" office:value="340">
            <text:p>340</text:p>
          </table:table-cell>
          <table:table-cell office:value-type="float" office:value="506">
            <text:p>506</text:p>
          </table:table-cell>
          <table:table-cell office:value-type="float" office:value="340">
            <text:p>340</text:p>
          </table:table-cell>
          <table:table-cell office:value-type="float" office:value="4102">
            <text:p>4102</text:p>
          </table:table-cell>
          <table:table-cell office:value-type="float" office:value="6240">
            <text:p>6240</text:p>
          </table:table-cell>
          <table:table-cell office:value-type="float" office:value="10255">
            <text:p>10255</text:p>
          </table:table-cell>
          <table:table-cell office:value-type="float" office:value="-29.75">
            <text:p>-29.75</text:p>
          </table:table-cell>
          <table:table-cell office:value-type="float" office:value="0">
            <text:p>0</text:p>
          </table:table-cell>
          <table:table-cell office:value-type="float" office:value="-74.375">
            <text:p>-74.375</text:p>
          </table:table-cell>
          <table:table-cell office:value-type="float" office:value="-0.00725255972696246">
            <text:p>-0.0072525597</text:p>
          </table:table-cell>
          <table:table-cell office:value-type="float" office:value="0">
            <text:p>0</text:p>
          </table:table-cell>
          <table:table-cell office:value-type="float" office:value="-0.00725255972696246">
            <text:p>-0.0072525597</text:p>
          </table:table-cell>
          <table:table-cell office:value-type="float" office:value="0.974719136215914">
            <text:p>0.9747191362</text:p>
          </table:table-cell>
          <table:table-cell office:value-type="float" office:value="1">
            <text:p>1</text:p>
          </table:table-cell>
          <table:table-cell office:value-type="float" office:value="0.974719136215914">
            <text:p>0.97471913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3">
            <text:p>3</text:p>
          </table:table-cell>
          <table:table-cell office:value-type="float" office:value="279">
            <text:p>279</text:p>
          </table:table-cell>
          <table:table-cell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3416">
            <text:p>3416</text:p>
          </table:table-cell>
          <table:table-cell office:value-type="float" office:value="6300">
            <text:p>6300</text:p>
          </table:table-cell>
          <table:table-cell office:value-type="float" office:value="10290">
            <text:p>10290</text:p>
          </table:table-cell>
          <table:table-cell office:value-type="float" office:value="-64.75">
            <text:p>-64.75</text:p>
          </table:table-cell>
          <table:table-cell office:value-type="float" office:value="-91.25">
            <text:p>-91.25</text:p>
          </table:table-cell>
          <table:table-cell office:value-type="float" office:value="-100.625">
            <text:p>-100.625</text:p>
          </table:table-cell>
          <table:table-cell office:value-type="float" office:value="-0.0189549180327869">
            <text:p>-0.018954918</text:p>
          </table:table-cell>
          <table:table-cell office:value-type="float" office:value="-0.014484126984127">
            <text:p>-0.014484127</text:p>
          </table:table-cell>
          <table:table-cell office:value-type="float" office:value="-0.00977891156462585">
            <text:p>-0.0097789116</text:p>
          </table:table-cell>
          <table:table-cell office:value-type="float" office:value="0.9343619931638">
            <text:p>0.9343619932</text:p>
          </table:table-cell>
          <table:table-cell office:value-type="float" office:value="0.94971674382716">
            <text:p>0.9497167438</text:p>
          </table:table-cell>
          <table:table-cell office:value-type="float" office:value="0.965961238662132">
            <text:p>0.96596123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3">
            <text:p>3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3150">
            <text:p>3150</text:p>
          </table:table-cell>
          <table:table-cell office:value-type="float" office:value="6270">
            <text:p>6270</text:p>
          </table:table-cell>
          <table:table-cell office:value-type="float" office:value="10640">
            <text:p>10640</text:p>
          </table:table-cell>
          <table:table-cell office:value-type="float" office:value="-29.75">
            <text:p>-29.75</text:p>
          </table:table-cell>
          <table:table-cell office:value-type="float" office:value="-23.75">
            <text:p>-23.75</text:p>
          </table:table-cell>
          <table:table-cell office:value-type="float" office:value="70">
            <text:p>70</text:p>
          </table:table-cell>
          <table:table-cell office:value-type="float" office:value="-0.00944444444444444">
            <text:p>-0.0094444444</text:p>
          </table:table-cell>
          <table:table-cell office:value-type="float" office:value="-0.00378787878787879">
            <text:p>-0.0037878788</text:p>
          </table:table-cell>
          <table:table-cell office:value-type="float" office:value="0.00657894736842105">
            <text:p>0.0065789474</text:p>
          </table:table-cell>
          <table:table-cell office:value-type="float" office:value="0.967119271604938">
            <text:p>0.9671192716</text:p>
          </table:table-cell>
          <table:table-cell office:value-type="float" office:value="0.986770546372819">
            <text:p>0.9867705464</text:p>
          </table:table-cell>
          <table:table-cell office:value-type="float" office:value="1.02311114958449">
            <text:p>1.02311114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3">
            <text:p>3</text:p>
          </table:table-cell>
          <table:table-cell office:value-type="float" office:value="311">
            <text:p>311</text:p>
          </table:table-cell>
          <table:table-cell office:value-type="float" office:value="708">
            <text:p>708</text:p>
          </table:table-cell>
          <table:table-cell office:value-type="float" office:value="311">
            <text:p>311</text:p>
          </table:table-cell>
          <table:table-cell office:value-type="float" office:value="3738">
            <text:p>3738</text:p>
          </table:table-cell>
          <table:table-cell office:value-type="float" office:value="6150">
            <text:p>6150</text:p>
          </table:table-cell>
          <table:table-cell office:value-type="float" office:value="10185">
            <text:p>10185</text:p>
          </table:table-cell>
          <table:table-cell office:value-type="float" office:value="-21">
            <text:p>-21</text:p>
          </table:table-cell>
          <table:table-cell office:value-type="float" office:value="1.25">
            <text:p>1.25</text:p>
          </table:table-cell>
          <table:table-cell office:value-type="float" office:value="183.75">
            <text:p>183.75</text:p>
          </table:table-cell>
          <table:table-cell office:value-type="float" office:value="-0.00561797752808989">
            <text:p>-0.0056179775</text:p>
          </table:table-cell>
          <table:table-cell office:value-type="float" office:value="0.000203252032520325">
            <text:p>0.000203252</text:p>
          </table:table-cell>
          <table:table-cell office:value-type="float" office:value="0.0180412371134021">
            <text:p>0.0180412371</text:p>
          </table:table-cell>
          <table:table-cell office:value-type="float" office:value="0.980398939527837">
            <text:p>0.9803989395</text:p>
          </table:table-cell>
          <table:table-cell office:value-type="float" office:value="1.00071146308414">
            <text:p>1.0007114631</text:p>
          </table:table-cell>
          <table:table-cell office:value-type="float" office:value="1.06378228292061">
            <text:p>1.06378228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3">
            <text:p>3</text:p>
          </table:table-cell>
          <table:table-cell office:value-type="float" office:value="341">
            <text:p>341</text:p>
          </table:table-cell>
          <table:table-cell office:value-type="float" office:value="491">
            <text:p>491</text:p>
          </table:table-cell>
          <table:table-cell office:value-type="float" office:value="341">
            <text:p>341</text:p>
          </table:table-cell>
          <table:table-cell office:value-type="float" office:value="4116">
            <text:p>4116</text:p>
          </table:table-cell>
          <table:table-cell office:value-type="float" office:value="6240">
            <text:p>6240</text:p>
          </table:table-cell>
          <table:table-cell office:value-type="float" office:value="10290">
            <text:p>10290</text:p>
          </table:table-cell>
          <table:table-cell office:value-type="float" office:value="-40.25">
            <text:p>-40.25</text:p>
          </table:table-cell>
          <table:table-cell office:value-type="float" office:value="0">
            <text:p>0</text:p>
          </table:table-cell>
          <table:table-cell office:value-type="float" office:value="-100.625">
            <text:p>-100.625</text:p>
          </table:table-cell>
          <table:table-cell office:value-type="float" office:value="-0.00977891156462585">
            <text:p>-0.0097789116</text:p>
          </table:table-cell>
          <table:table-cell office:value-type="float" office:value="0">
            <text:p>0</text:p>
          </table:table-cell>
          <table:table-cell office:value-type="float" office:value="-0.00977891156462585">
            <text:p>-0.0097789116</text:p>
          </table:table-cell>
          <table:table-cell office:value-type="float" office:value="0.965961238662132">
            <text:p>0.9659612387</text:p>
          </table:table-cell>
          <table:table-cell office:value-type="float" office:value="1">
            <text:p>1</text:p>
          </table:table-cell>
          <table:table-cell office:value-type="float" office:value="0.965961238662132">
            <text:p>0.96596123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3">
            <text:p>3</text:p>
          </table:table-cell>
          <table:table-cell office:value-type="float" office:value="308">
            <text:p>308</text:p>
          </table:table-cell>
          <table:table-cell office:value-type="float" office:value="453">
            <text:p>453</text:p>
          </table:table-cell>
          <table:table-cell office:value-type="float" office:value="308">
            <text:p>308</text:p>
          </table:table-cell>
          <table:table-cell office:value-type="float" office:value="4256">
            <text:p>4256</text:p>
          </table:table-cell>
          <table:table-cell office:value-type="float" office:value="5880">
            <text:p>5880</text:p>
          </table:table-cell>
          <table:table-cell office:value-type="float" office:value="10640">
            <text:p>10640</text:p>
          </table:table-cell>
          <table:table-cell office:value-type="float" office:value="28">
            <text:p>28</text:p>
          </table:table-cell>
          <table:table-cell office:value-type="float" office:value="-15.625">
            <text:p>-15.625</text:p>
          </table:table-cell>
          <table:table-cell office:value-type="float" office:value="70">
            <text:p>70</text:p>
          </table:table-cell>
          <table:table-cell office:value-type="float" office:value="0.00657894736842105">
            <text:p>0.0065789474</text:p>
          </table:table-cell>
          <table:table-cell office:value-type="float" office:value="-0.00265731292517007">
            <text:p>-0.0026573129</text:p>
          </table:table-cell>
          <table:table-cell office:value-type="float" office:value="0.00657894736842105">
            <text:p>0.0065789474</text:p>
          </table:table-cell>
          <table:table-cell office:value-type="float" office:value="1.02311114958449">
            <text:p>1.0231111496</text:p>
          </table:table-cell>
          <table:table-cell office:value-type="float" office:value="0.99071324493339">
            <text:p>0.9907132449</text:p>
          </table:table-cell>
          <table:table-cell office:value-type="float" office:value="1.02311114958449">
            <text:p>1.02311114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05">
            <text:p>305</text:p>
          </table:table-cell>
          <table:table-cell office:value-type="float" office:value="677">
            <text:p>677</text:p>
          </table:table-cell>
          <table:table-cell office:value-type="float" office:value="305">
            <text:p>305</text:p>
          </table:table-cell>
          <table:table-cell office:value-type="float" office:value="4074">
            <text:p>4074</text:p>
          </table:table-cell>
          <table:table-cell office:value-type="float" office:value="6168">
            <text:p>6168</text:p>
          </table:table-cell>
          <table:table-cell office:value-type="float" office:value="10185">
            <text:p>10185</text:p>
          </table:table-cell>
          <table:table-cell office:value-type="float" office:value="73.5">
            <text:p>73.5</text:p>
          </table:table-cell>
          <table:table-cell office:value-type="float" office:value="20.875">
            <text:p>20.875</text:p>
          </table:table-cell>
          <table:table-cell office:value-type="float" office:value="183.75">
            <text:p>183.75</text:p>
          </table:table-cell>
          <table:table-cell office:value-type="float" office:value="0.0180412371134021">
            <text:p>0.0180412371</text:p>
          </table:table-cell>
          <table:table-cell office:value-type="float" office:value="0.00338440337224384">
            <text:p>0.0033844034</text:p>
          </table:table-cell>
          <table:table-cell office:value-type="float" office:value="0.0180412371134021">
            <text:p>0.0180412371</text:p>
          </table:table-cell>
          <table:table-cell office:value-type="float" office:value="1.06378228292061">
            <text:p>1.0637822829</text:p>
          </table:table-cell>
          <table:table-cell office:value-type="float" office:value="1.01186786200778">
            <text:p>1.011867862</text:p>
          </table:table-cell>
          <table:table-cell office:value-type="float" office:value="1.06378228292061">
            <text:p>1.06378228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93">
            <text:p>293</text:p>
          </table:table-cell>
          <table:table-cell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4102">
            <text:p>4102</text:p>
          </table:table-cell>
          <table:table-cell office:value-type="float" office:value="6188">
            <text:p>6188</text:p>
          </table:table-cell>
          <table:table-cell office:value-type="float" office:value="10255">
            <text:p>10255</text:p>
          </table:table-cell>
          <table:table-cell office:value-type="float" office:value="28">
            <text:p>28</text:p>
          </table:table-cell>
          <table:table-cell office:value-type="float" office:value="-19.25">
            <text:p>-19.25</text:p>
          </table:table-cell>
          <table:table-cell office:value-type="float" office:value="70">
            <text:p>70</text:p>
          </table:table-cell>
          <table:table-cell office:value-type="float" office:value="0.0068259385665529">
            <text:p>0.0068259386</text:p>
          </table:table-cell>
          <table:table-cell office:value-type="float" office:value="-0.00311085972850679">
            <text:p>-0.0031108597</text:p>
          </table:table-cell>
          <table:table-cell office:value-type="float" office:value="0.0068259385665529">
            <text:p>0.0068259386</text:p>
          </table:table-cell>
          <table:table-cell office:value-type="float" office:value="1.02398210812007">
            <text:p>1.0239821081</text:p>
          </table:table-cell>
          <table:table-cell office:value-type="float" office:value="0.989130958748797">
            <text:p>0.9891309587</text:p>
          </table:table-cell>
          <table:table-cell office:value-type="float" office:value="1.02398210812007">
            <text:p>1.02398210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44">
            <text:p>244</text:p>
          </table:table-cell>
          <table:table-cell office:value-type="float" office:value="382">
            <text:p>382</text:p>
          </table:table-cell>
          <table:table-cell office:value-type="float" office:value="244">
            <text:p>244</text:p>
          </table:table-cell>
          <table:table-cell office:value-type="float" office:value="3780">
            <text:p>3780</text:p>
          </table:table-cell>
          <table:table-cell office:value-type="float" office:value="5957">
            <text:p>5957</text:p>
          </table:table-cell>
          <table:table-cell office:value-type="float" office:value="9905">
            <text:p>9905</text:p>
          </table:table-cell>
          <table:table-cell office:value-type="float" office:value="-62">
            <text:p>-62</text:p>
          </table:table-cell>
          <table:table-cell office:value-type="float" office:value="-98.625">
            <text:p>-98.625</text:p>
          </table:table-cell>
          <table:table-cell office:value-type="float" office:value="-40.375">
            <text:p>-40.375</text:p>
          </table:table-cell>
          <table:table-cell office:value-type="float" office:value="-0.0164021164021164">
            <text:p>-0.0164021164</text:p>
          </table:table-cell>
          <table:table-cell office:value-type="float" office:value="-0.0165561524257176">
            <text:p>-0.0165561524</text:p>
          </table:table-cell>
          <table:table-cell office:value-type="float" office:value="-0.00407622412922766">
            <text:p>-0.0040762241</text:p>
          </table:table-cell>
          <table:table-cell office:value-type="float" office:value="0.943119890260631">
            <text:p>0.9431198903</text:p>
          </table:table-cell>
          <table:table-cell office:value-type="float" office:value="0.94259071462895">
            <text:p>0.9425907146</text:p>
          </table:table-cell>
          <table:table-cell office:value-type="float" office:value="0.985765782129881">
            <text:p>0.98576578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225">
            <text:p>225</text:p>
          </table:table-cell>
          <table:table-cell office:value-type="float" office:value="3640">
            <text:p>3640</text:p>
          </table:table-cell>
          <table:table-cell office:value-type="float" office:value="6060">
            <text:p>6060</text:p>
          </table:table-cell>
          <table:table-cell office:value-type="float" office:value="10099">
            <text:p>10099</text:p>
          </table:table-cell>
          <table:table-cell office:value-type="float" office:value="28.25">
            <text:p>28.25</text:p>
          </table:table-cell>
          <table:table-cell office:value-type="float" office:value="213.5">
            <text:p>213.5</text:p>
          </table:table-cell>
          <table:table-cell office:value-type="float" office:value="355.875">
            <text:p>355.875</text:p>
          </table:table-cell>
          <table:table-cell office:value-type="float" office:value="0.00776098901098901">
            <text:p>0.007760989</text:p>
          </table:table-cell>
          <table:table-cell office:value-type="float" office:value="0.0352310231023102">
            <text:p>0.0352310231</text:p>
          </table:table-cell>
          <table:table-cell office:value-type="float" office:value="0.0352386374888603">
            <text:p>0.0352386375</text:p>
          </table:table-cell>
          <table:table-cell office:value-type="float" office:value="1.0272815181213">
            <text:p>1.0272815181</text:p>
          </table:table-cell>
          <table:table-cell office:value-type="float" office:value="1.1257413818362">
            <text:p>1.1257413818</text:p>
          </table:table-cell>
          <table:table-cell office:value-type="float" office:value="1.12576908389227">
            <text:p>1.1257690839</text:p>
          </table:table-cell>
          <table:table-cell office:value-type="float" office:value="0">
            <text:p>0</text:p>
          </table:table-cell>
          <table:table-cell office:value-type="float" office:value="20.018915152664">
            <text:p>20.0189151527</text:p>
          </table:table-cell>
          <table:table-cell office:value-type="float" office:value="20.0146634839699">
            <text:p>20.014663484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67">
            <text:p>267</text:p>
          </table:table-cell>
          <table:table-cell office:value-type="float" office:value="399">
            <text:p>399</text:p>
          </table:table-cell>
          <table:table-cell office:value-type="float" office:value="267">
            <text:p>267</text:p>
          </table:table-cell>
          <table:table-cell office:value-type="float" office:value="3738">
            <text:p>3738</text:p>
          </table:table-cell>
          <table:table-cell office:value-type="float" office:value="6545">
            <text:p>6545</text:p>
          </table:table-cell>
          <table:table-cell office:value-type="float" office:value="11291">
            <text:p>11291</text:p>
          </table:table-cell>
          <table:table-cell office:value-type="float" office:value="50.75">
            <text:p>50.75</text:p>
          </table:table-cell>
          <table:table-cell office:value-type="float" office:value="93.25">
            <text:p>93.25</text:p>
          </table:table-cell>
          <table:table-cell office:value-type="float" office:value="399">
            <text:p>399</text:p>
          </table:table-cell>
          <table:table-cell office:value-type="float" office:value="0.0135767790262172">
            <text:p>0.013576779</text:p>
          </table:table-cell>
          <table:table-cell office:value-type="float" office:value="0.0142475171886937">
            <text:p>0.0142475172</text:p>
          </table:table-cell>
          <table:table-cell office:value-type="float" office:value="0.0353378797272164">
            <text:p>0.0353378797</text:p>
          </table:table-cell>
          <table:table-cell office:value-type="float" office:value="1.04788001129206">
            <text:p>1.0478800113</text:p>
          </table:table-cell>
          <table:table-cell office:value-type="float" office:value="1.05026417398267">
            <text:p>1.050264174</text:p>
          </table:table-cell>
          <table:table-cell office:value-type="float" office:value="1.12613015990274">
            <text:p>1.1261301599</text:p>
          </table:table-cell>
          <table:table-cell table:number-columns-repeated="2" office:value-type="float" office:value="0">
            <text:p>0</text:p>
          </table:table-cell>
          <table:table-cell office:value-type="float" office:value="19.9594168347964">
            <text:p>19.9594168348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294">
            <text:p>294</text:p>
          </table:table-cell>
          <table:table-cell office:value-type="float" office:value="3962">
            <text:p>3962</text:p>
          </table:table-cell>
          <table:table-cell office:value-type="float" office:value="6461">
            <text:p>6461</text:p>
          </table:table-cell>
          <table:table-cell office:value-type="float" office:value="10769">
            <text:p>10769</text:p>
          </table:table-cell>
          <table:table-cell office:value-type="float" office:value="54">
            <text:p>54</text:p>
          </table:table-cell>
          <table:table-cell office:value-type="float" office:value="252.571428571429">
            <text:p>252.5714285714</text:p>
          </table:table-cell>
          <table:table-cell office:value-type="float" office:value="421">
            <text:p>421</text:p>
          </table:table-cell>
          <table:table-cell office:value-type="float" office:value="0.0136294800605755">
            <text:p>0.0136294801</text:p>
          </table:table-cell>
          <table:table-cell office:value-type="float" office:value="0.0390916930152343">
            <text:p>0.039091693</text:p>
          </table:table-cell>
          <table:table-cell office:value-type="float" office:value="0.03909369486489">
            <text:p>0.0390936949</text:p>
          </table:table-cell>
          <table:table-cell office:value-type="float" office:value="1.04806727515639">
            <text:p>1.0480672752</text:p>
          </table:table-cell>
          <table:table-cell office:value-type="float" office:value="1.1398161200604">
            <text:p>1.1398161201</text:p>
          </table:table-cell>
          <table:table-cell office:value-type="float" office:value="1.13982343330437">
            <text:p>1.1398234333</text:p>
          </table:table-cell>
          <table:table-cell office:value-type="float" office:value="0">
            <text:p>0</text:p>
          </table:table-cell>
          <table:table-cell office:value-type="float" office:value="18.0756751165057">
            <text:p>18.0756751165</text:p>
          </table:table-cell>
          <table:table-cell office:value-type="float" office:value="18.074767047315">
            <text:p>18.074767047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04">
            <text:p>304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3620">
            <text:p>3620</text:p>
          </table:table-cell>
          <table:table-cell office:value-type="float" office:value="6050">
            <text:p>6050</text:p>
          </table:table-cell>
          <table:table-cell office:value-type="float" office:value="11076">
            <text:p>11076</text:p>
          </table:table-cell>
          <table:table-cell office:value-type="float" office:value="116.666666666667">
            <text:p>116.666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0.0322283609576427">
            <text:p>0.032228361</text:p>
          </table:table-cell>
          <table:table-cell table:number-columns-repeated="2" office:value-type="float" office:value="0">
            <text:p>0</text:p>
          </table:table-cell>
          <table:table-cell office:value-type="float" office:value="1.11483505116178">
            <text:p>1.1148350512</text:p>
          </table:table-cell>
          <table:table-cell office:value-type="float" office:value="0.94">
            <text:p>0.94</text:p>
          </table:table-cell>
          <table:table-cell office:value-type="float" office:value="1.1">
            <text:p>1.1</text:p>
          </table:table-cell>
          <table:table-cell office:value-type="float" office:value="21.8521082089459">
            <text:p>21.85210820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91">
            <text:p>291</text:p>
          </table:table-cell>
          <table:table-cell office:value-type="float" office:value="615">
            <text:p>615</text:p>
          </table:table-cell>
          <table:table-cell office:value-type="float" office:value="291">
            <text:p>291</text:p>
          </table:table-cell>
          <table:table-cell office:value-type="float" office:value="4294">
            <text:p>4294</text:p>
          </table:table-cell>
          <table:table-cell office:value-type="float" office:value="7029">
            <text:p>7029</text:p>
          </table:table-cell>
          <table:table-cell office:value-type="float" office:value="12297">
            <text:p>12297</text:p>
          </table:table-cell>
          <table:table-cell office:value-type="float" office:value="0">
            <text:p>0</text:p>
          </table:table-cell>
          <table:table-cell office:value-type="float" office:value="314.25">
            <text:p>314.25</text:p>
          </table:table-cell>
          <table:table-cell office:value-type="float" office:value="438.6">
            <text:p>438.6</text:p>
          </table:table-cell>
          <table:table-cell office:value-type="float" office:value="0">
            <text:p>0</text:p>
          </table:table-cell>
          <table:table-cell office:value-type="float" office:value="0.0447076397780623">
            <text:p>0.0447076398</text:p>
          </table:table-cell>
          <table:table-cell office:value-type="float" office:value="0.0356672359111979">
            <text:p>0.0356672359</text:p>
          </table:table-cell>
          <table:table-cell office:value-type="float" office:value="0.94">
            <text:p>0.94</text:p>
          </table:table-cell>
          <table:table-cell office:value-type="float" office:value="1.16039433441009">
            <text:p>1.1603943344</text:p>
          </table:table-cell>
          <table:table-cell office:value-type="float" office:value="1.12732874305558">
            <text:p>1.1273287431</text:p>
          </table:table-cell>
          <table:table-cell office:value-type="float" office:value="0">
            <text:p>0</text:p>
          </table:table-cell>
          <table:table-cell office:value-type="float" office:value="15.8480458294973">
            <text:p>15.8480458295</text:p>
          </table:table-cell>
          <table:table-cell office:value-type="float" office:value="19.778272236775">
            <text:p>19.7782722368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5">
            <text:p>5</text:p>
          </table:table-cell>
          <table:table-cell office:value-type="float" office:value="293">
            <text:p>293</text:p>
          </table:table-cell>
          <table:table-cell office:value-type="float" office:value="416">
            <text:p>416</text:p>
          </table:table-cell>
          <table:table-cell office:value-type="float" office:value="293">
            <text:p>293</text:p>
          </table:table-cell>
          <table:table-cell office:value-type="float" office:value="4220">
            <text:p>4220</text:p>
          </table:table-cell>
          <table:table-cell office:value-type="float" office:value="7131">
            <text:p>7131</text:p>
          </table:table-cell>
          <table:table-cell office:value-type="float" office:value="12878">
            <text:p>12878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12">
            <text:p>1.12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5">
            <text:p>5</text:p>
          </table:table-cell>
          <table:table-cell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4148">
            <text:p>4148</text:p>
          </table:table-cell>
          <table:table-cell office:value-type="float" office:value="7313">
            <text:p>7313</text:p>
          </table:table-cell>
          <table:table-cell office:value-type="float" office:value="13487">
            <text:p>13487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5">
            <text:p>5</text:p>
          </table:table-cell>
          <table:table-cell office:value-type="float" office:value="260">
            <text:p>260</text:p>
          </table:table-cell>
          <table:table-cell office:value-type="float" office:value="380">
            <text:p>380</text:p>
          </table:table-cell>
          <table:table-cell office:value-type="float" office:value="260">
            <text:p>260</text:p>
          </table:table-cell>
          <table:table-cell office:value-type="float" office:value="4078">
            <text:p>4078</text:p>
          </table:table-cell>
          <table:table-cell office:value-type="float" office:value="7564">
            <text:p>7564</text:p>
          </table:table-cell>
          <table:table-cell office:value-type="float" office:value="14124">
            <text:p>14124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81.5">
            <text:p>81.5</text:p>
          </table:table-cell>
          <table:table-cell office:value-type="float" office:value="3615.5">
            <text:p>3615.5</text:p>
          </table:table-cell>
          <table:table-cell office:value-type="float" office:value="18393">
            <text:p>18393</text:p>
          </table:table-cell>
          <table:table-cell office:value-type="float" office:value="8.1425">
            <text:p>8.1425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267">
            <text:p>267</text:p>
          </table:table-cell>
          <table:table-cell office:value-type="float" office:value="4008">
            <text:p>4008</text:p>
          </table:table-cell>
          <table:table-cell office:value-type="float" office:value="7700">
            <text:p>7700</text:p>
          </table:table-cell>
          <table:table-cell office:value-type="float" office:value="14792">
            <text:p>14792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12">
            <text:p>1.12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7.6666666666667">
            <text:p>77.6666666667</text:p>
          </table:table-cell>
          <table:table-cell office:value-type="float" office:value="3597.66666666667">
            <text:p>3597.6666666667</text:p>
          </table:table-cell>
          <table:table-cell office:value-type="float" office:value="20159.6666666667">
            <text:p>20159.6666666667</text:p>
          </table:table-cell>
          <table:table-cell office:value-type="float" office:value="6.86333333333333">
            <text:p>6.8633333333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283">
            <text:p>283</text:p>
          </table:table-cell>
          <table:table-cell office:value-type="float" office:value="3940">
            <text:p>3940</text:p>
          </table:table-cell>
          <table:table-cell office:value-type="float" office:value="7965">
            <text:p>7965</text:p>
          </table:table-cell>
          <table:table-cell office:value-type="float" office:value="15491">
            <text:p>15491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12">
            <text:p>1.12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3" table:default-cell-style-name="Default"/>
        <table:table-column table:style-name="co19" table:number-columns-repeated="2" table:default-cell-style-name="Default"/>
        <table:table-column table:style-name="co13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94">
            <text:p>0.94</text:p>
          </table:table-cell>
          <table:table-cell office:value-type="float" office:value="1.12">
            <text:p>1.12</text:p>
          </table:table-cell>
          <table:table-cell office:value-type="float" office:value="1.17">
            <text:p>1.1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3.7">
            <text:p>13.7</text:p>
          </table:table-cell>
          <table:table-cell office:value-type="float" office:value="14.8">
            <text:p>14.8</text:p>
          </table:table-cell>
          <table:table-cell office:value-type="float" office:value="24">
            <text:p>24</text:p>
          </table:table-cell>
          <table:table-cell office:value-type="float" office:value="13575">
            <text:p>13575</text:p>
          </table:table-cell>
          <table:table-cell office:value-type="float" office:value="14109">
            <text:p>14109</text:p>
          </table:table-cell>
          <table:table-cell office:value-type="float" office:value="14325">
            <text:p>143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3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39:00.60</dc:date>
    <dc:creator>Liam Widdess</dc:creator>
    <meta:editing-duration>P2DT3H30M48S</meta:editing-duration>
    <meta:editing-cycles>185</meta:editing-cycles>
    <meta:generator>OpenOffice/4.1.7$Win32 OpenOffice.org_project/417m1$Build-9800</meta:generator>
    <meta:document-statistic meta:table-count="8" meta:cell-count="10132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3cm" svg:y="1.314cm" svg:width="31.067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61">
                <text:p>19761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5102">
                <text:p>1510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994">
                <text:p>14994</text:p>
              </table:table-cell>
              <table:table-cell office:value-type="float" office:value="19246">
                <text:p>19246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9228">
                <text:p>19228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642">
                <text:p>19642</text:p>
              </table:table-cell>
              <table:table-cell office:value-type="float" office:value="26880">
                <text:p>26880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85">
                <text:p>14985</text:p>
              </table:table-cell>
              <table:table-cell office:value-type="float" office:value="19948">
                <text:p>19948</text:p>
              </table:table-cell>
              <table:table-cell office:value-type="float" office:value="29767">
                <text:p>2976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5100">
                <text:p>15100</text:p>
              </table:table-cell>
              <table:table-cell office:value-type="float" office:value="21308">
                <text:p>21308</text:p>
              </table:table-cell>
              <table:table-cell office:value-type="float" office:value="31657">
                <text:p>31657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322">
                <text:p>15322</text:p>
              </table:table-cell>
              <table:table-cell office:value-type="float" office:value="21156">
                <text:p>21156</text:p>
              </table:table-cell>
              <table:table-cell office:value-type="float" office:value="32557">
                <text:p>32557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60">
                <text:p>15460</text:p>
              </table:table-cell>
              <table:table-cell office:value-type="float" office:value="20000">
                <text:p>20000</text:p>
              </table:table-cell>
              <table:table-cell office:value-type="float" office:value="31266">
                <text:p>3126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285">
                <text:p>15285</text:p>
              </table:table-cell>
              <table:table-cell office:value-type="float" office:value="21546">
                <text:p>21546</text:p>
              </table:table-cell>
              <table:table-cell office:value-type="float" office:value="29895">
                <text:p>29895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974">
                <text:p>14974</text:p>
              </table:table-cell>
              <table:table-cell office:value-type="float" office:value="19385">
                <text:p>19385</text:p>
              </table:table-cell>
              <table:table-cell office:value-type="float" office:value="31657">
                <text:p>3165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034">
                <text:p>14034</text:p>
              </table:table-cell>
              <table:table-cell office:value-type="float" office:value="19536">
                <text:p>19536</text:p>
              </table:table-cell>
              <table:table-cell office:value-type="float" office:value="32557">
                <text:p>3255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2225">
                <text:p>12225</text:p>
              </table:table-cell>
              <table:table-cell office:value-type="float" office:value="20080">
                <text:p>20080</text:p>
              </table:table-cell>
              <table:table-cell office:value-type="float" office:value="31380">
                <text:p>31380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1453">
                <text:p>11453</text:p>
              </table:table-cell>
              <table:table-cell office:value-type="float" office:value="19674">
                <text:p>19674</text:p>
              </table:table-cell>
              <table:table-cell office:value-type="float" office:value="30047">
                <text:p>3004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105">
                <text:p>12105</text:p>
              </table:table-cell>
              <table:table-cell office:value-type="float" office:value="19471">
                <text:p>19471</text:p>
              </table:table-cell>
              <table:table-cell office:value-type="float" office:value="31572">
                <text:p>3157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2872">
                <text:p>12872</text:p>
              </table:table-cell>
              <table:table-cell office:value-type="float" office:value="19328">
                <text:p>19328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320">
                <text:p>12320</text:p>
              </table:table-cell>
              <table:table-cell office:value-type="float" office:value="18645">
                <text:p>18645</text:p>
              </table:table-cell>
              <table:table-cell office:value-type="float" office:value="31589">
                <text:p>31589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453">
                <text:p>11453</text:p>
              </table:table-cell>
              <table:table-cell office:value-type="float" office:value="17320">
                <text:p>17320</text:p>
              </table:table-cell>
              <table:table-cell office:value-type="float" office:value="28999">
                <text:p>28999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2086">
                <text:p>12086</text:p>
              </table:table-cell>
              <table:table-cell office:value-type="float" office:value="17434">
                <text:p>17434</text:p>
              </table:table-cell>
              <table:table-cell office:value-type="float" office:value="26275">
                <text:p>26275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3040">
                <text:p>13040</text:p>
              </table:table-cell>
              <table:table-cell office:value-type="float" office:value="16645">
                <text:p>16645</text:p>
              </table:table-cell>
              <table:table-cell office:value-type="float" office:value="24150">
                <text:p>2415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400">
                <text:p>11400</text:p>
              </table:table-cell>
              <table:table-cell office:value-type="float" office:value="15586">
                <text:p>15586</text:p>
              </table:table-cell>
              <table:table-cell office:value-type="float" office:value="21773">
                <text:p>21773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960">
                <text:p>10960</text:p>
              </table:table-cell>
              <table:table-cell office:value-type="float" office:value="15205">
                <text:p>15205</text:p>
              </table:table-cell>
              <table:table-cell office:value-type="float" office:value="23050">
                <text:p>23050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250">
                <text:p>11250</text:p>
              </table:table-cell>
              <table:table-cell office:value-type="float" office:value="15392">
                <text:p>15392</text:p>
              </table:table-cell>
              <table:table-cell office:value-type="float" office:value="23209">
                <text:p>23209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1581">
                <text:p>11581</text:p>
              </table:table-cell>
              <table:table-cell office:value-type="float" office:value="15963">
                <text:p>15963</text:p>
              </table:table-cell>
              <table:table-cell office:value-type="float" office:value="22557">
                <text:p>2255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400">
                <text:p>11400</text:p>
              </table:table-cell>
              <table:table-cell office:value-type="float" office:value="15150">
                <text:p>15150</text:p>
              </table:table-cell>
              <table:table-cell office:value-type="float" office:value="21817">
                <text:p>21817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208">
                <text:p>11208</text:p>
              </table:table-cell>
              <table:table-cell office:value-type="float" office:value="15760">
                <text:p>15760</text:p>
              </table:table-cell>
              <table:table-cell office:value-type="float" office:value="23208">
                <text:p>2320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094">
                <text:p>11094</text:p>
              </table:table-cell>
              <table:table-cell office:value-type="float" office:value="15933">
                <text:p>15933</text:p>
              </table:table-cell>
              <table:table-cell office:value-type="float" office:value="23293">
                <text:p>2329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354">
                <text:p>11354</text:p>
              </table:table-cell>
              <table:table-cell office:value-type="float" office:value="14932">
                <text:p>14932</text:p>
              </table:table-cell>
              <table:table-cell office:value-type="float" office:value="21360">
                <text:p>21360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012">
                <text:p>11012</text:p>
              </table:table-cell>
              <table:table-cell office:value-type="float" office:value="14705">
                <text:p>14705</text:p>
              </table:table-cell>
              <table:table-cell office:value-type="float" office:value="20543">
                <text:p>20543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1005">
                <text:p>11005</text:p>
              </table:table-cell>
              <table:table-cell office:value-type="float" office:value="14665">
                <text:p>14665</text:p>
              </table:table-cell>
              <table:table-cell office:value-type="float" office:value="21797">
                <text:p>21797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845">
                <text:p>10845</text:p>
              </table:table-cell>
              <table:table-cell office:value-type="float" office:value="14485">
                <text:p>14485</text:p>
              </table:table-cell>
              <table:table-cell office:value-type="float" office:value="21537">
                <text:p>2153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1135">
                <text:p>11135</text:p>
              </table:table-cell>
              <table:table-cell office:value-type="float" office:value="14610">
                <text:p>14610</text:p>
              </table:table-cell>
              <table:table-cell office:value-type="float" office:value="20687">
                <text:p>20687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1273">
                <text:p>11273</text:p>
              </table:table-cell>
              <table:table-cell office:value-type="float" office:value="14805">
                <text:p>14805</text:p>
              </table:table-cell>
              <table:table-cell office:value-type="float" office:value="20971">
                <text:p>20971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782">
                <text:p>10782</text:p>
              </table:table-cell>
              <table:table-cell office:value-type="float" office:value="14188">
                <text:p>14188</text:p>
              </table:table-cell>
              <table:table-cell office:value-type="float" office:value="21482">
                <text:p>2148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0145">
                <text:p>10145</text:p>
              </table:table-cell>
              <table:table-cell office:value-type="float" office:value="14168">
                <text:p>14168</text:p>
              </table:table-cell>
              <table:table-cell office:value-type="float" office:value="20927">
                <text:p>209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0150">
                <text:p>10150</text:p>
              </table:table-cell>
              <table:table-cell office:value-type="float" office:value="14182">
                <text:p>14182</text:p>
              </table:table-cell>
              <table:table-cell office:value-type="float" office:value="20251">
                <text:p>20251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567">
                <text:p>9567</text:p>
              </table:table-cell>
              <table:table-cell office:value-type="float" office:value="14212">
                <text:p>14212</text:p>
              </table:table-cell>
              <table:table-cell office:value-type="float" office:value="20610">
                <text:p>20610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852">
                <text:p>9852</text:p>
              </table:table-cell>
              <table:table-cell office:value-type="float" office:value="13480">
                <text:p>13480</text:p>
              </table:table-cell>
              <table:table-cell office:value-type="float" office:value="18814">
                <text:p>18814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830">
                <text:p>9830</text:p>
              </table:table-cell>
              <table:table-cell office:value-type="float" office:value="13300">
                <text:p>13300</text:p>
              </table:table-cell>
              <table:table-cell office:value-type="float" office:value="19240">
                <text:p>19240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756">
                <text:p>9756</text:p>
              </table:table-cell>
              <table:table-cell office:value-type="float" office:value="13874">
                <text:p>13874</text:p>
              </table:table-cell>
              <table:table-cell office:value-type="float" office:value="20132">
                <text:p>20132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450">
                <text:p>9450</text:p>
              </table:table-cell>
              <table:table-cell office:value-type="float" office:value="12887">
                <text:p>12887</text:p>
              </table:table-cell>
              <table:table-cell office:value-type="float" office:value="20049">
                <text:p>20049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9161">
                <text:p>9161</text:p>
              </table:table-cell>
              <table:table-cell office:value-type="float" office:value="12625">
                <text:p>12625</text:p>
              </table:table-cell>
              <table:table-cell office:value-type="float" office:value="18381">
                <text:p>18381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956">
                <text:p>8956</text:p>
              </table:table-cell>
              <table:table-cell office:value-type="float" office:value="12468">
                <text:p>12468</text:p>
              </table:table-cell>
              <table:table-cell office:value-type="float" office:value="18161">
                <text:p>1816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677">
                <text:p>8677</text:p>
              </table:table-cell>
              <table:table-cell office:value-type="float" office:value="12263">
                <text:p>12263</text:p>
              </table:table-cell>
              <table:table-cell office:value-type="float" office:value="19327">
                <text:p>19327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598">
                <text:p>8598</text:p>
              </table:table-cell>
              <table:table-cell office:value-type="float" office:value="11910">
                <text:p>11910</text:p>
              </table:table-cell>
              <table:table-cell office:value-type="float" office:value="17483">
                <text:p>17483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734">
                <text:p>8734</text:p>
              </table:table-cell>
              <table:table-cell office:value-type="float" office:value="11874">
                <text:p>11874</text:p>
              </table:table-cell>
              <table:table-cell office:value-type="float" office:value="16921">
                <text:p>1692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495">
                <text:p>8495</text:p>
              </table:table-cell>
              <table:table-cell office:value-type="float" office:value="12650">
                <text:p>12650</text:p>
              </table:table-cell>
              <table:table-cell office:value-type="float" office:value="17992">
                <text:p>17992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8244">
                <text:p>8244</text:p>
              </table:table-cell>
              <table:table-cell office:value-type="float" office:value="12268">
                <text:p>12268</text:p>
              </table:table-cell>
              <table:table-cell office:value-type="float" office:value="18810">
                <text:p>1881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8024">
                <text:p>8024</text:p>
              </table:table-cell>
              <table:table-cell office:value-type="float" office:value="10934">
                <text:p>10934</text:p>
              </table:table-cell>
              <table:table-cell office:value-type="float" office:value="17127">
                <text:p>17127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807">
                <text:p>6807</text:p>
              </table:table-cell>
              <table:table-cell office:value-type="float" office:value="11030">
                <text:p>11030</text:p>
              </table:table-cell>
              <table:table-cell office:value-type="float" office:value="15937">
                <text:p>1593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5220">
                <text:p>5220</text:p>
              </table:table-cell>
              <table:table-cell office:value-type="float" office:value="10060">
                <text:p>10060</text:p>
              </table:table-cell>
              <table:table-cell office:value-type="float" office:value="17426">
                <text:p>1742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5516">
                <text:p>5516</text:p>
              </table:table-cell>
              <table:table-cell office:value-type="float" office:value="9971">
                <text:p>9971</text:p>
              </table:table-cell>
              <table:table-cell office:value-type="float" office:value="16431">
                <text:p>16431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4743">
                <text:p>4743</text:p>
              </table:table-cell>
              <table:table-cell office:value-type="float" office:value="9035">
                <text:p>9035</text:p>
              </table:table-cell>
              <table:table-cell office:value-type="float" office:value="14600">
                <text:p>146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4060">
                <text:p>4060</text:p>
              </table:table-cell>
              <table:table-cell office:value-type="float" office:value="8799">
                <text:p>8799</text:p>
              </table:table-cell>
              <table:table-cell office:value-type="float" office:value="15438">
                <text:p>15438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4536">
                <text:p>4536</text:p>
              </table:table-cell>
              <table:table-cell office:value-type="float" office:value="9210">
                <text:p>9210</text:p>
              </table:table-cell>
              <table:table-cell office:value-type="float" office:value="16701">
                <text:p>1670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026">
                <text:p>5026</text:p>
              </table:table-cell>
              <table:table-cell office:value-type="float" office:value="9044">
                <text:p>9044</text:p>
              </table:table-cell>
              <table:table-cell office:value-type="float" office:value="15771">
                <text:p>1577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4743">
                <text:p>4743</text:p>
              </table:table-cell>
              <table:table-cell office:value-type="float" office:value="8031">
                <text:p>8031</text:p>
              </table:table-cell>
              <table:table-cell office:value-type="float" office:value="13893">
                <text:p>13893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4607">
                <text:p>4607</text:p>
              </table:table-cell>
              <table:table-cell office:value-type="float" office:value="7588">
                <text:p>7588</text:p>
              </table:table-cell>
              <table:table-cell office:value-type="float" office:value="11760">
                <text:p>1176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4760">
                <text:p>4760</text:p>
              </table:table-cell>
              <table:table-cell office:value-type="float" office:value="7080">
                <text:p>7080</text:p>
              </table:table-cell>
              <table:table-cell office:value-type="float" office:value="11900">
                <text:p>11900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3906">
                <text:p>3906</text:p>
              </table:table-cell>
              <table:table-cell office:value-type="float" office:value="6832">
                <text:p>6832</text:p>
              </table:table-cell>
              <table:table-cell office:value-type="float" office:value="11935">
                <text:p>11935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3794">
                <text:p>3794</text:p>
              </table:table-cell>
              <table:table-cell office:value-type="float" office:value="6300">
                <text:p>6300</text:p>
              </table:table-cell>
              <table:table-cell office:value-type="float" office:value="10780">
                <text:p>10780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4354">
                <text:p>4354</text:p>
              </table:table-cell>
              <table:table-cell office:value-type="float" office:value="6720">
                <text:p>6720</text:p>
              </table:table-cell>
              <table:table-cell office:value-type="float" office:value="10885">
                <text:p>1088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4774">
                <text:p>4774</text:p>
              </table:table-cell>
              <table:table-cell office:value-type="float" office:value="6570">
                <text:p>6570</text:p>
              </table:table-cell>
              <table:table-cell office:value-type="float" office:value="11935">
                <text:p>1193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4148">
                <text:p>4148</text:p>
              </table:table-cell>
              <table:table-cell office:value-type="float" office:value="6384">
                <text:p>6384</text:p>
              </table:table-cell>
              <table:table-cell office:value-type="float" office:value="10780">
                <text:p>10780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3825">
                <text:p>3825</text:p>
              </table:table-cell>
              <table:table-cell office:value-type="float" office:value="6150">
                <text:p>6150</text:p>
              </table:table-cell>
              <table:table-cell office:value-type="float" office:value="10675">
                <text:p>10675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102">
                <text:p>4102</text:p>
              </table:table-cell>
              <table:table-cell office:value-type="float" office:value="6240">
                <text:p>6240</text:p>
              </table:table-cell>
              <table:table-cell office:value-type="float" office:value="10255">
                <text:p>10255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3416">
                <text:p>3416</text:p>
              </table:table-cell>
              <table:table-cell office:value-type="float" office:value="6300">
                <text:p>6300</text:p>
              </table:table-cell>
              <table:table-cell office:value-type="float" office:value="10290">
                <text:p>10290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3150">
                <text:p>3150</text:p>
              </table:table-cell>
              <table:table-cell office:value-type="float" office:value="6270">
                <text:p>6270</text:p>
              </table:table-cell>
              <table:table-cell office:value-type="float" office:value="10640">
                <text:p>10640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3738">
                <text:p>3738</text:p>
              </table:table-cell>
              <table:table-cell office:value-type="float" office:value="6150">
                <text:p>6150</text:p>
              </table:table-cell>
              <table:table-cell office:value-type="float" office:value="10185">
                <text:p>10185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116">
                <text:p>4116</text:p>
              </table:table-cell>
              <table:table-cell office:value-type="float" office:value="6240">
                <text:p>6240</text:p>
              </table:table-cell>
              <table:table-cell office:value-type="float" office:value="10290">
                <text:p>10290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256">
                <text:p>4256</text:p>
              </table:table-cell>
              <table:table-cell office:value-type="float" office:value="5880">
                <text:p>5880</text:p>
              </table:table-cell>
              <table:table-cell office:value-type="float" office:value="10640">
                <text:p>10640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074">
                <text:p>4074</text:p>
              </table:table-cell>
              <table:table-cell office:value-type="float" office:value="6168">
                <text:p>6168</text:p>
              </table:table-cell>
              <table:table-cell office:value-type="float" office:value="10185">
                <text:p>10185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102">
                <text:p>4102</text:p>
              </table:table-cell>
              <table:table-cell office:value-type="float" office:value="6188">
                <text:p>6188</text:p>
              </table:table-cell>
              <table:table-cell office:value-type="float" office:value="10255">
                <text:p>10255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3780">
                <text:p>3780</text:p>
              </table:table-cell>
              <table:table-cell office:value-type="float" office:value="5957">
                <text:p>5957</text:p>
              </table:table-cell>
              <table:table-cell office:value-type="float" office:value="9905">
                <text:p>99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640">
                <text:p>3640</text:p>
              </table:table-cell>
              <table:table-cell office:value-type="float" office:value="6060">
                <text:p>6060</text:p>
              </table:table-cell>
              <table:table-cell office:value-type="float" office:value="10099">
                <text:p>10099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738">
                <text:p>3738</text:p>
              </table:table-cell>
              <table:table-cell office:value-type="float" office:value="6545">
                <text:p>6545</text:p>
              </table:table-cell>
              <table:table-cell office:value-type="float" office:value="11291">
                <text:p>11291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962">
                <text:p>3962</text:p>
              </table:table-cell>
              <table:table-cell office:value-type="float" office:value="6461">
                <text:p>6461</text:p>
              </table:table-cell>
              <table:table-cell office:value-type="float" office:value="10769">
                <text:p>10769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620">
                <text:p>3620</text:p>
              </table:table-cell>
              <table:table-cell office:value-type="float" office:value="6050">
                <text:p>6050</text:p>
              </table:table-cell>
              <table:table-cell office:value-type="float" office:value="11076">
                <text:p>1107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4294">
                <text:p>4294</text:p>
              </table:table-cell>
              <table:table-cell office:value-type="float" office:value="7029">
                <text:p>7029</text:p>
              </table:table-cell>
              <table:table-cell office:value-type="float" office:value="12297">
                <text:p>12297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4220">
                <text:p>4220</text:p>
              </table:table-cell>
              <table:table-cell office:value-type="float" office:value="7131">
                <text:p>7131</text:p>
              </table:table-cell>
              <table:table-cell office:value-type="float" office:value="12878">
                <text:p>1287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4148">
                <text:p>4148</text:p>
              </table:table-cell>
              <table:table-cell office:value-type="float" office:value="7313">
                <text:p>7313</text:p>
              </table:table-cell>
              <table:table-cell office:value-type="float" office:value="13487">
                <text:p>13487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4078">
                <text:p>4078</text:p>
              </table:table-cell>
              <table:table-cell office:value-type="float" office:value="7564">
                <text:p>7564</text:p>
              </table:table-cell>
              <table:table-cell office:value-type="float" office:value="14124">
                <text:p>14124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4008">
                <text:p>4008</text:p>
              </table:table-cell>
              <table:table-cell office:value-type="float" office:value="7700">
                <text:p>7700</text:p>
              </table:table-cell>
              <table:table-cell office:value-type="float" office:value="14792">
                <text:p>14792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940">
                <text:p>3940</text:p>
              </table:table-cell>
              <table:table-cell office:value-type="float" office:value="7965">
                <text:p>7965</text:p>
              </table:table-cell>
              <table:table-cell office:value-type="float" office:value="15491">
                <text:p>15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15.5">
                <text:p>3615.5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597.66666666667">
                <text:p>3597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6cm" svg:y="1.404cm" svg:width="30.903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1425">
                <text:p>8.1425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6.86333333333333">
                <text:p>6.86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4cm" svg:y="1.352cm" svg:width="31.362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783002889129">
                <text:p>0.9878300288912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7383823205119">
                <text:p>0.997383823205119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1210086169426">
                <text:p>1.0121008616942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3041134242607">
                <text:p>1.0304113424260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8518778689473">
                <text:p>0.988518778689473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6496229333298">
                <text:p>1.06496229333298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2628118897356">
                <text:p>1.02628118897356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663893595045">
                <text:p>1.0066389359504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2499756262807">
                <text:p>1.02499756262807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8582538657656">
                <text:p>1.0858253865765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57550086702313">
                <text:p>0.85755008670231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5874750211544">
                <text:p>1.0587475021154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73774978455952">
                <text:p>0.973774978455952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82839603738">
                <text:p>1.082839603738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7874149955814">
                <text:p>0.8787414995581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9872573874339">
                <text:p>0.819872573874339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65940069469055">
                <text:p>0.96594006946905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18267225577384">
                <text:p>0.91826722557738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48153370883175">
                <text:p>0.848153370883175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97140520196072">
                <text:p>0.997140520196072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6439629378661">
                <text:p>0.956439629378661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69136513370762">
                <text:p>0.96913651337076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92298235027787">
                <text:p>0.992298235027787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40322399471227">
                <text:p>0.94032239947122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56132011786057">
                <text:p>0.95613201178605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4258584259168">
                <text:p>0.994258584259168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4548226259131">
                <text:p>0.98454822625913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79937565385076">
                <text:p>0.97993756538507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503337114591">
                <text:p>0.943503337114591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8774061461029">
                <text:p>0.98877406146102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7536635998314">
                <text:p>0.97536635998314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21838914779063">
                <text:p>0.921838914779063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92313548920929">
                <text:p>0.992313548920929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38327725522414">
                <text:p>0.93832772552241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59257343940972">
                <text:p>0.9592573439409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09813661457764">
                <text:p>0.90981366145776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88422316402074">
                <text:p>0.988422316402074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95016996368232">
                <text:p>0.995016996368232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63155631281974">
                <text:p>0.963155631281974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07975346260388">
                <text:p>0.90797534626038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40536411966019">
                <text:p>0.940536411966019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61604917827704">
                <text:p>0.96160491782770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35225214112342">
                <text:p>0.935225214112342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3997113071446">
                <text:p>0.96399711307144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7463004543474">
                <text:p>0.97746300454347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9871346972571">
                <text:p>0.909871346972571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48806205725109">
                <text:p>0.94880620572510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881064258155103">
                <text:p>0.88106425815510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863638832396877">
                <text:p>0.863638832396877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10296679060219">
                <text:p>0.91029667906021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61997298967869">
                <text:p>0.96199729896786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694088627782263">
                <text:p>0.69408862778226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733160837248399">
                <text:p>0.733160837248399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760127285851707">
                <text:p>0.76012728585170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769302298931869">
                <text:p>0.769302298931869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835690698641365">
                <text:p>0.83569069864136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78719723183391">
                <text:p>0.7871972318339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808201264552604">
                <text:p>0.80820126455260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0.845575606609387">
                <text:p>0.845575606609387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29745135547336">
                <text:p>0.929745135547336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0.629254753032829">
                <text:p>0.629254753032829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967119271604938">
                <text:p>0.967119271604938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0.969873199462891">
                <text:p>0.96987319946289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48491013531828">
                <text:p>0.94849101353182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2311114958449">
                <text:p>1.02311114958449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0071146308414">
                <text:p>1.0007114630841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4971674382716">
                <text:p>0.94971674382716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6770546372819">
                <text:p>0.986770546372819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0071146308414">
                <text:p>1.0007114630841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0.99071324493339">
                <text:p>0.99071324493339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1186786200778">
                <text:p>1.01186786200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0.989130958748797">
                <text:p>0.989130958748797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0.94259071462895">
                <text:p>0.9425907146289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257413818362">
                <text:p>1.125741381836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5026417398267">
                <text:p>1.05026417398267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1398161200604">
                <text:p>1.1398161200604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6039433441009">
                <text:p>1.16039433441009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8393">
                <text:p>18393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20159.6666666667">
                <text:p>20159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